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4.814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6.017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none"/>
    </style:style>
    <style:style style:name="ce7" style:family="table-cell" style:parent-style-name="Default" style:data-style-name="N37">
      <style:table-cell-properties fo:border="none"/>
    </style:style>
    <style:style style:name="ce15" style:family="table-cell" style:parent-style-name="Default" style:data-style-name="N37"/>
    <style:style style:name="ce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5" style:family="table-cell" style:parent-style-name="Default" style:data-style-name="N0">
      <style:table-cell-properties fo:border="none"/>
    </style:style>
    <style:style style:name="ce16" style:family="table-cell" style:parent-style-name="Default" style:data-style-name="N0">
      <style:table-cell-properties fo:background-color="transparent" fo:border="none"/>
    </style:style>
    <style:style style:name="ce1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number-columns-repeated="3" table:default-cell-style-name="ce1"/>
        <table:table-column table:style-name="co8" table:number-columns-repeated="1013" table:default-cell-style-name="ce1"/>
        <table:table-row table:style-name="ro1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Wallet</text:p>
          </table:table-cell>
          <table:table-cell table:style-name="ce9" office:value-type="string" calcext:value-type="string">
            <text:p>Compound</text:p>
          </table:table-cell>
          <table:table-cell table:style-name="ce9" office:value-type="string" calcext:value-type="string">
            <text:p>Non-Compound</text:p>
          </table:table-cell>
          <table:table-cell table:style-name="Default" table:number-columns-repeated="5"/>
          <table:table-cell table:style-name="ce25" table:number-columns-repeated="2"/>
          <table:table-cell table:number-columns-repeated="1013"/>
        </table:table-row>
        <table:table-row table:style-name="ro1">
          <table:table-cell table:style-name="ce3" office:value-type="date" office:date-value="2021-07-01" calcext:value-type="date">
            <text:p>01/07/2021</text:p>
          </table:table-cell>
          <table:table-cell table:formula="of:=1-0.0306" office:value-type="float" office:value="0.9694" calcext:value-type="float">
            <text:p>0.9694</text:p>
          </table:table-cell>
          <table:table-cell table:style-name="Default" table:formula="of:=[.B2]" office:value-type="float" office:value="0.9694" calcext:value-type="float">
            <text:p>0.9694</text:p>
          </table:table-cell>
          <table:table-cell table:style-name="Default" table:formula="of:=[.B2]" office:value-type="float" office:value="0.9694" calcext:value-type="float">
            <text:p>0.9694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date" office:date-value="2021-07-02" calcext:value-type="date">
            <text:p>02/07/2021</text:p>
          </table:table-cell>
          <table:table-cell office:value-type="float" office:value="1.018" calcext:value-type="float">
            <text:p>1.018</text:p>
          </table:table-cell>
          <table:table-cell table:style-name="Default" table:formula="of:=[.C2]*[.B3]" office:value-type="float" office:value="0.9868492" calcext:value-type="float">
            <text:p>0.9868492</text:p>
          </table:table-cell>
          <table:table-cell table:formula="of:=IF([.D2]&gt;1; [.D2]-1+[.B3]; [.D2]*[.B3])" office:value-type="float" office:value="0.9868492" calcext:value-type="float">
            <text:p>0.986849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03" calcext:value-type="date">
            <text:p>03/07/2021</text:p>
          </table:table-cell>
          <table:table-cell office:value-type="float" office:value="1.0404" calcext:value-type="float">
            <text:p>1.0404</text:p>
          </table:table-cell>
          <table:table-cell table:style-name="Default" table:formula="of:=[.C3]*[.B4]" office:value-type="float" office:value="1.02671790768" calcext:value-type="float">
            <text:p>1.02671790768</text:p>
          </table:table-cell>
          <table:table-cell table:formula="of:=IF([.D3]&gt;1; [.D3]-1+[.B4]; [.D3]*[.B4])" office:value-type="float" office:value="1.02671790768" calcext:value-type="float">
            <text:p>1.0267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04" calcext:value-type="date">
            <text:p>04/07/2021</text:p>
          </table:table-cell>
          <table:table-cell office:value-type="float" office:value="1.0205" calcext:value-type="float">
            <text:p>1.0205</text:p>
          </table:table-cell>
          <table:table-cell table:style-name="Default" table:formula="of:=[.C4]*[.B5]" office:value-type="float" office:value="1.04776562478744" calcext:value-type="float">
            <text:p>1.04776562478744</text:p>
          </table:table-cell>
          <table:table-cell table:formula="of:=IF([.D4]&gt;1; [.D4]-1+[.B5]; [.D4]*[.B5])" office:value-type="float" office:value="1.04721790768" calcext:value-type="float">
            <text:p>1.04721790768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date" office:date-value="2021-07-05" calcext:value-type="date">
            <text:p>05/07/2021</text:p>
          </table:table-cell>
          <table:table-cell table:formula="of:=1-0.034" office:value-type="float" office:value="0.966" calcext:value-type="float">
            <text:p>0.966</text:p>
          </table:table-cell>
          <table:table-cell table:style-name="Default" table:formula="of:=[.C5]*[.B6]" office:value-type="float" office:value="1.01214159354467" calcext:value-type="float">
            <text:p>1.01214159354467</text:p>
          </table:table-cell>
          <table:table-cell table:formula="of:=IF([.D5]&gt;1; [.D5]-1+[.B6]; [.D5]*[.B6])" office:value-type="float" office:value="1.01321790768" calcext:value-type="float">
            <text:p>1.01321790768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date" office:date-value="2021-07-06" calcext:value-type="date">
            <text:p>06/07/2021</text:p>
          </table:table-cell>
          <table:table-cell office:value-type="float" office:value="1.0498" calcext:value-type="float">
            <text:p>1.0498</text:p>
          </table:table-cell>
          <table:table-cell table:style-name="Default" table:formula="of:=[.C6]*[.B7]" office:value-type="float" office:value="1.06254624490319" calcext:value-type="float">
            <text:p>1.06254624490319</text:p>
          </table:table-cell>
          <table:table-cell table:formula="of:=IF([.D6]&gt;1; [.D6]-1+[.B7]; [.D6]*[.B7])" office:value-type="float" office:value="1.06301790768" calcext:value-type="float">
            <text:p>1.06301790768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date" office:date-value="2021-07-07" calcext:value-type="date">
            <text:p>07/07/2021</text:p>
          </table:table-cell>
          <table:table-cell office:value-type="float" office:value="1.0023" calcext:value-type="float">
            <text:p>1.0023</text:p>
          </table:table-cell>
          <table:table-cell table:style-name="Default" table:formula="of:=[.C7]*[.B8]" office:value-type="float" office:value="1.06499010126647" calcext:value-type="float">
            <text:p>1.06499010126647</text:p>
          </table:table-cell>
          <table:table-cell table:formula="of:=IF([.D7]&gt;1; [.D7]-1+[.B8]; [.D7]*[.B8])" office:value-type="float" office:value="1.06531790768" calcext:value-type="float">
            <text:p>1.06531790768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date" office:date-value="2021-07-08" calcext:value-type="date">
            <text:p>08/07/2021</text:p>
          </table:table-cell>
          <table:table-cell table:formula="of:=1-0.061" office:value-type="float" office:value="0.939" calcext:value-type="float">
            <text:p>0.939</text:p>
          </table:table-cell>
          <table:table-cell table:style-name="Default" table:formula="of:=[.C8]*[.B9]" office:value-type="float" office:value="1.00002570508921" calcext:value-type="float">
            <text:p>1.00002570508921</text:p>
          </table:table-cell>
          <table:table-cell table:formula="of:=IF([.D8]&gt;1; [.D8]-1+[.B9]; [.D8]*[.B9])" office:value-type="float" office:value="1.00431790768" calcext:value-type="float">
            <text:p>1.0043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09" calcext:value-type="date">
            <text:p>09/07/2021</text:p>
          </table:table-cell>
          <table:table-cell office:value-type="float" office:value="1.0292" calcext:value-type="float">
            <text:p>1.0292</text:p>
          </table:table-cell>
          <table:table-cell table:style-name="Default" table:formula="of:=[.C9]*[.B10]" office:value-type="float" office:value="1.02922645567782" calcext:value-type="float">
            <text:p>1.02922645567782</text:p>
          </table:table-cell>
          <table:table-cell table:formula="of:=IF([.D9]&gt;1; [.D9]-1+[.B10]; [.D9]*[.B10])" office:value-type="float" office:value="1.03351790768" calcext:value-type="float">
            <text:p>1.0335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0" calcext:value-type="date">
            <text:p>10/07/2021</text:p>
          </table:table-cell>
          <table:table-cell table:formula="of:=1-0.0164" office:value-type="float" office:value="0.9836" calcext:value-type="float">
            <text:p>0.9836</text:p>
          </table:table-cell>
          <table:table-cell table:style-name="Default" table:formula="of:=[.C10]*[.B11]" office:value-type="float" office:value="1.0123471418047" calcext:value-type="float">
            <text:p>1.0123471418047</text:p>
          </table:table-cell>
          <table:table-cell table:formula="of:=IF([.D10]&gt;1; [.D10]-1+[.B11]; [.D10]*[.B11])" office:value-type="float" office:value="1.01711790768" calcext:value-type="float">
            <text:p>1.0171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1" calcext:value-type="date">
            <text:p>11/07/2021</text:p>
          </table:table-cell>
          <table:table-cell office:value-type="float" office:value="1.0457" calcext:value-type="float">
            <text:p>1.0457</text:p>
          </table:table-cell>
          <table:table-cell table:style-name="Default" table:formula="of:=[.C11]*[.B12]" office:value-type="float" office:value="1.05861140618518" calcext:value-type="float">
            <text:p>1.05861140618518</text:p>
          </table:table-cell>
          <table:table-cell table:formula="of:=IF([.D11]&gt;1; [.D11]-1+[.B12]; [.D11]*[.B12])" office:value-type="float" office:value="1.06281790768" calcext:value-type="float">
            <text:p>1.0628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2" calcext:value-type="date">
            <text:p>12/07/2021</text:p>
          </table:table-cell>
          <table:table-cell table:formula="of:=1-0.0381" office:value-type="float" office:value="0.9619" calcext:value-type="float">
            <text:p>0.9619</text:p>
          </table:table-cell>
          <table:table-cell table:style-name="Default" table:formula="of:=[.C12]*[.B13]" office:value-type="float" office:value="1.01827831160952" calcext:value-type="float">
            <text:p>1.01827831160952</text:p>
          </table:table-cell>
          <table:table-cell table:formula="of:=IF([.D12]&gt;1; [.D12]-1+[.B13]; [.D12]*[.B13])" office:value-type="float" office:value="1.02471790768" calcext:value-type="float">
            <text:p>1.0247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3" calcext:value-type="date">
            <text:p>13/07/2021</text:p>
          </table:table-cell>
          <table:table-cell table:formula="of:=1-0.0213" office:value-type="float" office:value="0.9787" calcext:value-type="float">
            <text:p>0.9787</text:p>
          </table:table-cell>
          <table:table-cell table:style-name="Default" table:formula="of:=[.C13]*[.B14]" office:value-type="float" office:value="0.99658898357224" calcext:value-type="float">
            <text:p>0.99658898357224</text:p>
          </table:table-cell>
          <table:table-cell table:formula="of:=IF([.D13]&gt;1; [.D13]-1+[.B14]; [.D13]*[.B14])" office:value-type="float" office:value="1.00341790768" calcext:value-type="float">
            <text:p>1.0034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4" calcext:value-type="date">
            <text:p>14/07/2021</text:p>
          </table:table-cell>
          <table:table-cell table:formula="of:=1-0.002" office:value-type="float" office:value="0.998" calcext:value-type="float">
            <text:p>0.998</text:p>
          </table:table-cell>
          <table:table-cell table:style-name="Default" table:formula="of:=[.C14]*[.B15]" office:value-type="float" office:value="0.994595805605096" calcext:value-type="float">
            <text:p>0.994595805605096</text:p>
          </table:table-cell>
          <table:table-cell table:formula="of:=IF([.D14]&gt;1; [.D14]-1+[.B15]; [.D14]*[.B15])" office:value-type="float" office:value="1.00141790768" calcext:value-type="float">
            <text:p>1.0014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5" calcext:value-type="date">
            <text:p>15/07/2021</text:p>
          </table:table-cell>
          <table:table-cell table:formula="of:=1-0.0231" office:value-type="float" office:value="0.9769" calcext:value-type="float">
            <text:p>0.9769</text:p>
          </table:table-cell>
          <table:table-cell table:style-name="Default" table:formula="of:=[.C15]*[.B16]" office:value-type="float" office:value="0.971620642495618" calcext:value-type="float">
            <text:p>0.971620642495618</text:p>
          </table:table-cell>
          <table:table-cell table:formula="of:=IF([.D15]&gt;1; [.D15]-1+[.B16]; [.D15]*[.B16])" office:value-type="float" office:value="0.97831790768" calcext:value-type="float">
            <text:p>0.978317907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6" calcext:value-type="date">
            <text:p>16/07/2021</text:p>
          </table:table-cell>
          <table:table-cell table:formula="of:=1-0.0698" office:value-type="float" office:value="0.9302" calcext:value-type="float">
            <text:p>0.9302</text:p>
          </table:table-cell>
          <table:table-cell table:style-name="Default" table:formula="of:=[.C16]*[.B17]" office:value-type="float" office:value="0.903801521649424" calcext:value-type="float">
            <text:p>0.903801521649424</text:p>
          </table:table-cell>
          <table:table-cell table:formula="of:=IF([.D16]&gt;1; [.D16]-1+[.B17]; [.D16]*[.B17])" office:value-type="float" office:value="0.910031317723936" calcext:value-type="float">
            <text:p>0.910031317723936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7" calcext:value-type="date">
            <text:p>17/07/2021</text:p>
          </table:table-cell>
          <table:table-cell table:style-name="Default" table:formula="of:=1-0.0089" office:value-type="float" office:value="0.9911" calcext:value-type="float">
            <text:p>0.9911</text:p>
          </table:table-cell>
          <table:table-cell table:style-name="Default" table:formula="of:=[.C17]*[.B19]" office:value-type="float" office:value="0.926306179538494" calcext:value-type="float">
            <text:p>0.926306179538494</text:p>
          </table:table-cell>
          <table:table-cell table:formula="of:=IF([.D17]&gt;1; [.D17]-1+[.B19]; [.D17]*[.B19])" office:value-type="float" office:value="0.932691097535262" calcext:value-type="float">
            <text:p>0.93269109753526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8" calcext:value-type="date">
            <text:p>18/07/2021</text:p>
          </table:table-cell>
          <table:table-cell office:value-type="float" office:value="1.0249" calcext:value-type="float">
            <text:p>1.0249</text:p>
          </table:table-cell>
          <table:table-cell table:style-name="Default" table:formula="of:=[.C18]*[.B20]" office:value-type="float" office:value="0.854610081242215" calcext:value-type="float">
            <text:p>0.854610081242215</text:p>
          </table:table-cell>
          <table:table-cell table:formula="of:=IF([.D18]&gt;1; [.D18]-1+[.B20]; [.D18]*[.B20])" office:value-type="float" office:value="0.860500806586033" calcext:value-type="float">
            <text:p>0.86050080658603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19" calcext:value-type="date">
            <text:p>19/07/2021</text:p>
          </table:table-cell>
          <table:table-cell table:formula="of:=1-0.0774" office:value-type="float" office:value="0.9226" calcext:value-type="float">
            <text:p>0.9226</text:p>
          </table:table-cell>
          <table:table-cell table:style-name="Default" table:formula="of:=[.C19]*[.B21]" office:value-type="float" office:value="0.817434542708179" calcext:value-type="float">
            <text:p>0.817434542708179</text:p>
          </table:table-cell>
          <table:table-cell table:formula="of:=IF([.D19]&gt;1; [.D19]-1+[.B21]; [.D19]*[.B21])" office:value-type="float" office:value="0.823069021499541" calcext:value-type="float">
            <text:p>0.82306902149954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0" calcext:value-type="date">
            <text:p>20/07/2021</text:p>
          </table:table-cell>
          <table:table-cell table:formula="of:=1-0.0435" office:value-type="float" office:value="0.9565" calcext:value-type="float">
            <text:p>0.9565</text:p>
          </table:table-cell>
          <table:table-cell table:style-name="Default" table:formula="of:=[.C20]*[.B22]" office:value-type="float" office:value="0.893619442088581" calcext:value-type="float">
            <text:p>0.893619442088581</text:p>
          </table:table-cell>
          <table:table-cell table:formula="of:=IF([.D20]&gt;1; [.D20]-1+[.B22]; [.D20]*[.B22])" office:value-type="float" office:value="0.899779054303298" calcext:value-type="float">
            <text:p>0.89977905430329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1" calcext:value-type="date">
            <text:p>21/07/2021</text:p>
          </table:table-cell>
          <table:table-cell office:value-type="float" office:value="1.0932" calcext:value-type="float">
            <text:p>1.0932</text:p>
          </table:table-cell>
          <table:table-cell table:style-name="Default" table:formula="of:=[.C21]*[.B23]" office:value-type="float" office:value="0.940802548630858" calcext:value-type="float">
            <text:p>0.940802548630858</text:p>
          </table:table-cell>
          <table:table-cell table:formula="of:=IF([.D21]&gt;1; [.D21]-1+[.B23]; [.D21]*[.B23])" office:value-type="float" office:value="0.947287388370512" calcext:value-type="float">
            <text:p>0.94728738837051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2" calcext:value-type="date">
            <text:p>22/07/2021</text:p>
          </table:table-cell>
          <table:table-cell office:value-type="float" office:value="1.0528" calcext:value-type="float">
            <text:p>1.0528</text:p>
          </table:table-cell>
          <table:table-cell table:style-name="Default" table:formula="of:=[.C22]*[.B24]" office:value-type="float" office:value="0.982197860770616" calcext:value-type="float">
            <text:p>0.982197860770616</text:p>
          </table:table-cell>
          <table:table-cell table:formula="of:=IF([.D22]&gt;1; [.D22]-1+[.B24]; [.D22]*[.B24])" office:value-type="float" office:value="0.988968033458814" calcext:value-type="float">
            <text:p>0.98896803345881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3" calcext:value-type="date">
            <text:p>23/07/2021</text:p>
          </table:table-cell>
          <table:table-cell office:value-type="float" office:value="1.044" calcext:value-type="float">
            <text:p>1.044</text:p>
          </table:table-cell>
          <table:table-cell table:style-name="Default" table:formula="of:=[.C23]*[.B24]" office:value-type="float" office:value="1.02541456664452" calcext:value-type="float">
            <text:p>1.02541456664452</text:p>
          </table:table-cell>
          <table:table-cell table:formula="of:=IF([.D23]&gt;1; [.D23]-1+[.B24]; [.D23]*[.B24])" office:value-type="float" office:value="1.032482626931" calcext:value-type="float">
            <text:p>1.032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4" calcext:value-type="date">
            <text:p>24/07/2021</text:p>
          </table:table-cell>
          <table:table-cell office:value-type="float" office:value="1.0474" calcext:value-type="float">
            <text:p>1.0474</text:p>
          </table:table-cell>
          <table:table-cell table:style-name="Default" table:formula="of:=[.C24]*[.B25]" office:value-type="float" office:value="1.07401921710347" calcext:value-type="float">
            <text:p>1.07401921710347</text:p>
          </table:table-cell>
          <table:table-cell table:formula="of:=IF([.D24]&gt;1; [.D24]-1+[.B25]; [.D24]*[.B25])" office:value-type="float" office:value="1.079882626931" calcext:value-type="float">
            <text:p>1.079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5" calcext:value-type="date">
            <text:p>25/07/2021</text:p>
          </table:table-cell>
          <table:table-cell office:value-type="float" office:value="1.0681" calcext:value-type="float">
            <text:p>1.0681</text:p>
          </table:table-cell>
          <table:table-cell table:style-name="Default" table:formula="of:=[.C25]*[.B26]" office:value-type="float" office:value="1.14715992578822" calcext:value-type="float">
            <text:p>1.14715992578822</text:p>
          </table:table-cell>
          <table:table-cell table:formula="of:=IF([.D25]&gt;1; [.D25]-1+[.B26]; [.D25]*[.B26])" office:value-type="float" office:value="1.147982626931" calcext:value-type="float">
            <text:p>1.147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6" calcext:value-type="date">
            <text:p>26/07/2021</text:p>
          </table:table-cell>
          <table:table-cell table:formula="of:=1-0.0224" office:value-type="float" office:value="0.9776" calcext:value-type="float">
            <text:p>0.9776</text:p>
          </table:table-cell>
          <table:table-cell table:style-name="Default" table:formula="of:=[.C26]*[.B27]" office:value-type="float" office:value="1.12146354345056" calcext:value-type="float">
            <text:p>1.12146354345056</text:p>
          </table:table-cell>
          <table:table-cell table:formula="of:=IF([.D26]&gt;1; [.D26]-1+[.B27]; [.D26]*[.B27])" office:value-type="float" office:value="1.125582626931" calcext:value-type="float">
            <text:p>1.125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7" calcext:value-type="date">
            <text:p>27/07/2021</text:p>
          </table:table-cell>
          <table:table-cell office:value-type="float" office:value="1.0452" calcext:value-type="float">
            <text:p>1.0452</text:p>
          </table:table-cell>
          <table:table-cell table:style-name="Default" table:formula="of:=[.C27]*[.B28]" office:value-type="float" office:value="1.17215369561453" calcext:value-type="float">
            <text:p>1.17215369561453</text:p>
          </table:table-cell>
          <table:table-cell table:formula="of:=IF([.D27]&gt;1; [.D27]-1+[.B28]; [.D27]*[.B28])" office:value-type="float" office:value="1.170782626931" calcext:value-type="float">
            <text:p>1.170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8" calcext:value-type="date">
            <text:p>28/07/2021</text:p>
          </table:table-cell>
          <table:table-cell table:formula="of:=1-0.0065" office:value-type="float" office:value="0.9935" calcext:value-type="float">
            <text:p>0.9935</text:p>
          </table:table-cell>
          <table:table-cell table:style-name="Default" table:formula="of:=[.C28]*[.B29]" office:value-type="float" office:value="1.16453469659303" calcext:value-type="float">
            <text:p>1.16453469659303</text:p>
          </table:table-cell>
          <table:table-cell table:formula="of:=IF([.D28]&gt;1; [.D28]-1+[.B29]; [.D28]*[.B29])" office:value-type="float" office:value="1.164282626931" calcext:value-type="float">
            <text:p>1.164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29" calcext:value-type="date">
            <text:p>29/07/2021</text:p>
          </table:table-cell>
          <table:table-cell office:value-type="float" office:value="1.024" calcext:value-type="float">
            <text:p>1.024</text:p>
          </table:table-cell>
          <table:table-cell table:style-name="Default" table:formula="of:=[.C29]*[.B30]" office:value-type="float" office:value="1.19248352931127" calcext:value-type="float">
            <text:p>1.19248352931127</text:p>
          </table:table-cell>
          <table:table-cell table:formula="of:=IF([.D29]&gt;1; [.D29]-1+[.B30]; [.D29]*[.B30])" office:value-type="float" office:value="1.188282626931" calcext:value-type="float">
            <text:p>1.188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30" calcext:value-type="date">
            <text:p>30/07/2021</text:p>
          </table:table-cell>
          <table:table-cell office:value-type="float" office:value="1.0322" calcext:value-type="float">
            <text:p>1.0322</text:p>
          </table:table-cell>
          <table:table-cell table:style-name="Default" table:formula="of:=[.C30]*[.B31]" office:value-type="float" office:value="1.23088149895509" calcext:value-type="float">
            <text:p>1.23088149895509</text:p>
          </table:table-cell>
          <table:table-cell table:formula="of:=IF([.D30]&gt;1; [.D30]-1+[.B31]; [.D30]*[.B31])" office:value-type="float" office:value="1.220482626931" calcext:value-type="float">
            <text:p>1.220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7-31" calcext:value-type="date">
            <text:p>31/07/2021</text:p>
          </table:table-cell>
          <table:table-cell office:value-type="float" office:value="1.0216" calcext:value-type="float">
            <text:p>1.0216</text:p>
          </table:table-cell>
          <table:table-cell table:style-name="Default" table:formula="of:=[.C31]*[.B32]" office:value-type="float" office:value="1.25746853933252" calcext:value-type="float">
            <text:p>1.25746853933252</text:p>
          </table:table-cell>
          <table:table-cell table:formula="of:=IF([.D31]&gt;1; [.D31]-1+[.B32]; [.D31]*[.B32])" office:value-type="float" office:value="1.242082626931" calcext:value-type="float">
            <text:p>1.242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1" calcext:value-type="date">
            <text:p>01/08/2021</text:p>
          </table:table-cell>
          <table:table-cell table:formula="of:=1-0.0133" office:value-type="float" office:value="0.9867" calcext:value-type="float">
            <text:p>0.9867</text:p>
          </table:table-cell>
          <table:table-cell table:style-name="Default" table:formula="of:=[.C32]*[.B33]" office:value-type="float" office:value="1.2407442077594" calcext:value-type="float">
            <text:p>1.2407442077594</text:p>
          </table:table-cell>
          <table:table-cell table:formula="of:=IF([.D32]&gt;1; [.D32]-1+[.B33]; [.D32]*[.B33])" office:value-type="float" office:value="1.228782626931" calcext:value-type="float">
            <text:p>1.228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2" calcext:value-type="date">
            <text:p>02/08/2021</text:p>
          </table:table-cell>
          <table:table-cell office:value-type="float" office:value="1.0059" calcext:value-type="float">
            <text:p>1.0059</text:p>
          </table:table-cell>
          <table:table-cell table:style-name="Default" table:formula="of:=[.C33]*[.B34]" office:value-type="float" office:value="1.24806459858518" calcext:value-type="float">
            <text:p>1.24806459858518</text:p>
          </table:table-cell>
          <table:table-cell table:formula="of:=IF([.D33]&gt;1; [.D33]-1+[.B34]; [.D33]*[.B34])" office:value-type="float" office:value="1.234682626931" calcext:value-type="float">
            <text:p>1.234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3" calcext:value-type="date">
            <text:p>03/08/2021</text:p>
          </table:table-cell>
          <table:table-cell table:formula="of:=1-0.0199" office:value-type="float" office:value="0.9801" calcext:value-type="float">
            <text:p>0.9801</text:p>
          </table:table-cell>
          <table:table-cell table:style-name="Default" table:formula="of:=[.C34]*[.B35]" office:value-type="float" office:value="1.22322811307333" calcext:value-type="float">
            <text:p>1.22322811307333</text:p>
          </table:table-cell>
          <table:table-cell table:formula="of:=IF([.D34]&gt;1; [.D34]-1+[.B35]; [.D34]*[.B35])" office:value-type="float" office:value="1.214782626931" calcext:value-type="float">
            <text:p>1.214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4" calcext:value-type="date">
            <text:p>04/08/2021</text:p>
          </table:table-cell>
          <table:table-cell office:value-type="float" office:value="1.0719" calcext:value-type="float">
            <text:p>1.0719</text:p>
          </table:table-cell>
          <table:table-cell table:style-name="Default" table:formula="of:=[.C35]*[.B36]" office:value-type="float" office:value="1.31117821440331" calcext:value-type="float">
            <text:p>1.31117821440331</text:p>
          </table:table-cell>
          <table:table-cell table:formula="of:=IF([.D35]&gt;1; [.D35]-1+[.B36]; [.D35]*[.B36])" office:value-type="float" office:value="1.286682626931" calcext:value-type="float">
            <text:p>1.286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5" calcext:value-type="date">
            <text:p>05/08/2021</text:p>
          </table:table-cell>
          <table:table-cell office:value-type="float" office:value="1.056" calcext:value-type="float">
            <text:p>1.056</text:p>
          </table:table-cell>
          <table:table-cell table:style-name="Default" table:formula="of:=[.C36]*[.B37]" office:value-type="float" office:value="1.38460419440989" calcext:value-type="float">
            <text:p>1.38460419440989</text:p>
          </table:table-cell>
          <table:table-cell table:formula="of:=IF([.D36]&gt;1; [.D36]-1+[.B37]; [.D36]*[.B37])" office:value-type="float" office:value="1.342682626931" calcext:value-type="float">
            <text:p>1.342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6" calcext:value-type="date">
            <text:p>06/08/2021</text:p>
          </table:table-cell>
          <table:table-cell office:value-type="float" office:value="1.0341" calcext:value-type="float">
            <text:p>1.0341</text:p>
          </table:table-cell>
          <table:table-cell table:style-name="Default" table:formula="of:=[.C37]*[.B38]" office:value-type="float" office:value="1.43181919743927" calcext:value-type="float">
            <text:p>1.43181919743927</text:p>
          </table:table-cell>
          <table:table-cell table:formula="of:=IF([.D37]&gt;1; [.D37]-1+[.B38]; [.D37]*[.B38])" office:value-type="float" office:value="1.376782626931" calcext:value-type="float">
            <text:p>1.376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7" calcext:value-type="date">
            <text:p>07/08/2021</text:p>
          </table:table-cell>
          <table:table-cell office:value-type="float" office:value="1.0425" calcext:value-type="float">
            <text:p>1.0425</text:p>
          </table:table-cell>
          <table:table-cell table:style-name="Default" table:formula="of:=[.C38]*[.B39]" office:value-type="float" office:value="1.49267151333044" calcext:value-type="float">
            <text:p>1.49267151333044</text:p>
          </table:table-cell>
          <table:table-cell table:formula="of:=IF([.D38]&gt;1; [.D38]-1+[.B39]; [.D38]*[.B39])" office:value-type="float" office:value="1.419282626931" calcext:value-type="float">
            <text:p>1.419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8" calcext:value-type="date">
            <text:p>08/08/2021</text:p>
          </table:table-cell>
          <table:table-cell table:formula="of:=1-0.0473" office:value-type="float" office:value="0.9527" calcext:value-type="float">
            <text:p>0.9527</text:p>
          </table:table-cell>
          <table:table-cell table:style-name="Default" table:formula="of:=[.C39]*[.B40]" office:value-type="float" office:value="1.42206815074991" calcext:value-type="float">
            <text:p>1.42206815074991</text:p>
          </table:table-cell>
          <table:table-cell table:formula="of:=IF([.D39]&gt;1; [.D39]-1+[.B40]; [.D39]*[.B40])" office:value-type="float" office:value="1.371982626931" calcext:value-type="float">
            <text:p>1.371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09" calcext:value-type="date">
            <text:p>09/08/2021</text:p>
          </table:table-cell>
          <table:table-cell office:value-type="float" office:value="1.0582" calcext:value-type="float">
            <text:p>1.0582</text:p>
          </table:table-cell>
          <table:table-cell table:style-name="Default" table:formula="of:=[.C40]*[.B41]" office:value-type="float" office:value="1.50483251712355" calcext:value-type="float">
            <text:p>1.50483251712355</text:p>
          </table:table-cell>
          <table:table-cell table:formula="of:=IF([.D40]&gt;1; [.D40]-1+[.B41]; [.D40]*[.B41])" office:value-type="float" office:value="1.430182626931" calcext:value-type="float">
            <text:p>1.430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0" calcext:value-type="date">
            <text:p>10/08/2021</text:p>
          </table:table-cell>
          <table:table-cell table:formula="of:=1-0.0148" office:value-type="float" office:value="0.9852" calcext:value-type="float">
            <text:p>0.9852</text:p>
          </table:table-cell>
          <table:table-cell table:style-name="Default" table:formula="of:=[.C41]*[.B42]" office:value-type="float" office:value="1.48256099587012" calcext:value-type="float">
            <text:p>1.48256099587012</text:p>
          </table:table-cell>
          <table:table-cell table:formula="of:=IF([.D41]&gt;1; [.D41]-1+[.B42]; [.D41]*[.B42])" office:value-type="float" office:value="1.415382626931" calcext:value-type="float">
            <text:p>1.415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1" calcext:value-type="date">
            <text:p>11/08/2021</text:p>
          </table:table-cell>
          <table:table-cell office:value-type="float" office:value="1.0006" calcext:value-type="float">
            <text:p>1.0006</text:p>
          </table:table-cell>
          <table:table-cell table:style-name="Default" table:formula="of:=[.C42]*[.B43]" office:value-type="float" office:value="1.48345053246765" calcext:value-type="float">
            <text:p>1.48345053246765</text:p>
          </table:table-cell>
          <table:table-cell table:formula="of:=IF([.D42]&gt;1; [.D42]-1+[.B43]; [.D42]*[.B43])" office:value-type="float" office:value="1.415982626931" calcext:value-type="float">
            <text:p>1.415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2" calcext:value-type="date">
            <text:p>12/08/2021</text:p>
          </table:table-cell>
          <table:table-cell table:formula="of:=1-0.0226" office:value-type="float" office:value="0.9774" calcext:value-type="float">
            <text:p>0.9774</text:p>
          </table:table-cell>
          <table:table-cell table:style-name="Default" table:formula="of:=[.C43]*[.B44]" office:value-type="float" office:value="1.44992455043388" calcext:value-type="float">
            <text:p>1.44992455043388</text:p>
          </table:table-cell>
          <table:table-cell table:formula="of:=IF([.D43]&gt;1; [.D43]-1+[.B44]; [.D43]*[.B44])" office:value-type="float" office:value="1.393382626931" calcext:value-type="float">
            <text:p>1.393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3" calcext:value-type="date">
            <text:p>13/08/2021</text:p>
          </table:table-cell>
          <table:table-cell office:value-type="float" office:value="1.0912" calcext:value-type="float">
            <text:p>1.0912</text:p>
          </table:table-cell>
          <table:table-cell table:style-name="Default" table:formula="of:=[.C44]*[.B45]" office:value-type="float" office:value="1.58215766943345" calcext:value-type="float">
            <text:p>1.58215766943345</text:p>
          </table:table-cell>
          <table:table-cell table:formula="of:=IF([.D44]&gt;1; [.D44]-1+[.B45]; [.D44]*[.B45])" office:value-type="float" office:value="1.484582626931" calcext:value-type="float">
            <text:p>1.484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4" calcext:value-type="date">
            <text:p>14/08/2021</text:p>
          </table:table-cell>
          <table:table-cell table:formula="of:=1-0.0005" office:value-type="float" office:value="0.9995" calcext:value-type="float">
            <text:p>0.9995</text:p>
          </table:table-cell>
          <table:table-cell table:style-name="Default" table:formula="of:=[.C45]*[.B46]" office:value-type="float" office:value="1.58136659059873" calcext:value-type="float">
            <text:p>1.58136659059873</text:p>
          </table:table-cell>
          <table:table-cell table:formula="of:=IF([.D45]&gt;1; [.D45]-1+[.B46]; [.D45]*[.B46])" office:value-type="float" office:value="1.484082626931" calcext:value-type="float">
            <text:p>1.484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5" calcext:value-type="date">
            <text:p>15/08/2021</text:p>
          </table:table-cell>
          <table:table-cell table:formula="of:=1-0.0363" office:value-type="float" office:value="0.9637" calcext:value-type="float">
            <text:p>0.9637</text:p>
          </table:table-cell>
          <table:table-cell table:style-name="Default" table:formula="of:=[.C46]*[.B47]" office:value-type="float" office:value="1.52396298336" calcext:value-type="float">
            <text:p>1.52396298336</text:p>
          </table:table-cell>
          <table:table-cell table:formula="of:=IF([.D46]&gt;1; [.D46]-1+[.B47]; [.D46]*[.B47])" office:value-type="float" office:value="1.447782626931" calcext:value-type="float">
            <text:p>1.447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6" calcext:value-type="date">
            <text:p>16/08/2021</text:p>
          </table:table-cell>
          <table:table-cell office:value-type="float" office:value="1.0126" calcext:value-type="float">
            <text:p>1.0126</text:p>
          </table:table-cell>
          <table:table-cell table:style-name="Default" table:formula="of:=[.C47]*[.B48]" office:value-type="float" office:value="1.54316491695033" calcext:value-type="float">
            <text:p>1.54316491695033</text:p>
          </table:table-cell>
          <table:table-cell table:formula="of:=IF([.D47]&gt;1; [.D47]-1+[.B48]; [.D47]*[.B48])" office:value-type="float" office:value="1.460382626931" calcext:value-type="float">
            <text:p>1.460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7" calcext:value-type="date">
            <text:p>17/08/2021</text:p>
          </table:table-cell>
          <table:table-cell office:value-type="float" office:value="1.002" calcext:value-type="float">
            <text:p>1.002</text:p>
          </table:table-cell>
          <table:table-cell table:style-name="Default" table:formula="of:=[.C48]*[.B49]" office:value-type="float" office:value="1.54625124678423" calcext:value-type="float">
            <text:p>1.54625124678423</text:p>
          </table:table-cell>
          <table:table-cell table:formula="of:=IF([.D48]&gt;1; [.D48]-1+[.B49]; [.D48]*[.B49])" office:value-type="float" office:value="1.462382626931" calcext:value-type="float">
            <text:p>1.462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8" calcext:value-type="date">
            <text:p>18/08/2021</text:p>
          </table:table-cell>
          <table:table-cell office:value-type="float" office:value="1.0067" calcext:value-type="float">
            <text:p>1.0067</text:p>
          </table:table-cell>
          <table:table-cell table:style-name="Default" table:formula="of:=[.C49]*[.B50]" office:value-type="float" office:value="1.55661113013769" calcext:value-type="float">
            <text:p>1.55661113013769</text:p>
          </table:table-cell>
          <table:table-cell table:formula="of:=IF([.D49]&gt;1; [.D49]-1+[.B50]; [.D49]*[.B50])" office:value-type="float" office:value="1.469082626931" calcext:value-type="float">
            <text:p>1.469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19" calcext:value-type="date">
            <text:p>19/08/2021</text:p>
          </table:table-cell>
          <table:table-cell office:value-type="float" office:value="1.0219" calcext:value-type="float">
            <text:p>1.0219</text:p>
          </table:table-cell>
          <table:table-cell table:style-name="Default" table:formula="of:=[.C50]*[.B51]" office:value-type="float" office:value="1.5907009138877" calcext:value-type="float">
            <text:p>1.5907009138877</text:p>
          </table:table-cell>
          <table:table-cell table:formula="of:=IF([.D50]&gt;1; [.D50]-1+[.B51]; [.D50]*[.B51])" office:value-type="float" office:value="1.490982626931" calcext:value-type="float">
            <text:p>1.490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0" calcext:value-type="date">
            <text:p>20/08/2021</text:p>
          </table:table-cell>
          <table:table-cell table:formula="of:=1-0.0018" office:value-type="float" office:value="0.9982" calcext:value-type="float">
            <text:p>0.9982</text:p>
          </table:table-cell>
          <table:table-cell table:style-name="Default" table:formula="of:=[.C51]*[.B52]" office:value-type="float" office:value="1.5878376522427" calcext:value-type="float">
            <text:p>1.5878376522427</text:p>
          </table:table-cell>
          <table:table-cell table:formula="of:=IF([.D51]&gt;1; [.D51]-1+[.B52]; [.D51]*[.B52])" office:value-type="float" office:value="1.489182626931" calcext:value-type="float">
            <text:p>1.489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1" calcext:value-type="date">
            <text:p>21/08/2021</text:p>
          </table:table-cell>
          <table:table-cell office:value-type="float" office:value="1.0105" calcext:value-type="float">
            <text:p>1.0105</text:p>
          </table:table-cell>
          <table:table-cell table:style-name="Default" table:formula="of:=[.C52]*[.B53]" office:value-type="float" office:value="1.60450994759125" calcext:value-type="float">
            <text:p>1.60450994759125</text:p>
          </table:table-cell>
          <table:table-cell table:formula="of:=IF([.D52]&gt;1; [.D52]-1+[.B53]; [.D52]*[.B53])" office:value-type="float" office:value="1.499682626931" calcext:value-type="float">
            <text:p>1.499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2" calcext:value-type="date">
            <text:p>22/08/2021</text:p>
          </table:table-cell>
          <table:table-cell office:value-type="float" office:value="1.0027" calcext:value-type="float">
            <text:p>1.0027</text:p>
          </table:table-cell>
          <table:table-cell table:style-name="Default" table:formula="of:=[.C53]*[.B54]" office:value-type="float" office:value="1.60884212444975" calcext:value-type="float">
            <text:p>1.60884212444975</text:p>
          </table:table-cell>
          <table:table-cell table:formula="of:=IF([.D53]&gt;1; [.D53]-1+[.B54]; [.D53]*[.B54])" office:value-type="float" office:value="1.502382626931" calcext:value-type="float">
            <text:p>1.502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3" calcext:value-type="date">
            <text:p>23/08/2021</text:p>
          </table:table-cell>
          <table:table-cell office:value-type="float" office:value="1.0005" calcext:value-type="float">
            <text:p>1.0005</text:p>
          </table:table-cell>
          <table:table-cell table:style-name="Default" table:formula="of:=[.C54]*[.B55]" office:value-type="float" office:value="1.60964654551197" calcext:value-type="float">
            <text:p>1.60964654551197</text:p>
          </table:table-cell>
          <table:table-cell table:formula="of:=IF([.D54]&gt;1; [.D54]-1+[.B55]; [.D54]*[.B55])" office:value-type="float" office:value="1.502882626931" calcext:value-type="float">
            <text:p>1.502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4" calcext:value-type="date">
            <text:p>24/08/2021</text:p>
          </table:table-cell>
          <table:table-cell table:formula="of:=1-0.014" office:value-type="float" office:value="0.986" calcext:value-type="float">
            <text:p>0.986</text:p>
          </table:table-cell>
          <table:table-cell table:style-name="Default" table:formula="of:=[.C55]*[.B56]" office:value-type="float" office:value="1.58711149387481" calcext:value-type="float">
            <text:p>1.58711149387481</text:p>
          </table:table-cell>
          <table:table-cell table:formula="of:=IF([.D55]&gt;1; [.D55]-1+[.B56]; [.D55]*[.B56])" office:value-type="float" office:value="1.488882626931" calcext:value-type="float">
            <text:p>1.488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5" calcext:value-type="date">
            <text:p>25/08/2021</text:p>
          </table:table-cell>
          <table:table-cell table:formula="of:=1-0.0341" office:value-type="float" office:value="0.9659" calcext:value-type="float">
            <text:p>0.9659</text:p>
          </table:table-cell>
          <table:table-cell table:style-name="Default" table:formula="of:=[.C56]*[.B57]" office:value-type="float" office:value="1.53299099193368" calcext:value-type="float">
            <text:p>1.53299099193368</text:p>
          </table:table-cell>
          <table:table-cell table:formula="of:=IF([.D56]&gt;1; [.D56]-1+[.B57]; [.D56]*[.B57])" office:value-type="float" office:value="1.454782626931" calcext:value-type="float">
            <text:p>1.454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6" calcext:value-type="date">
            <text:p>26/08/2021</text:p>
          </table:table-cell>
          <table:table-cell office:value-type="float" office:value="1.0806" calcext:value-type="float">
            <text:p>1.0806</text:p>
          </table:table-cell>
          <table:table-cell table:style-name="Default" table:formula="of:=[.C57]*[.B58]" office:value-type="float" office:value="1.65655006588353" calcext:value-type="float">
            <text:p>1.65655006588353</text:p>
          </table:table-cell>
          <table:table-cell table:formula="of:=IF([.D57]&gt;1; [.D57]-1+[.B58]; [.D57]*[.B58])" office:value-type="float" office:value="1.535382626931" calcext:value-type="float">
            <text:p>1.535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7" calcext:value-type="date">
            <text:p>27/08/2021</text:p>
          </table:table-cell>
          <table:table-cell office:value-type="float" office:value="1.0074" calcext:value-type="float">
            <text:p>1.0074</text:p>
          </table:table-cell>
          <table:table-cell table:style-name="Default" table:formula="of:=[.C58]*[.B59]" office:value-type="float" office:value="1.66880853637107" calcext:value-type="float">
            <text:p>1.66880853637107</text:p>
          </table:table-cell>
          <table:table-cell table:formula="of:=IF([.D58]&gt;1; [.D58]-1+[.B59]; [.D58]*[.B59])" office:value-type="float" office:value="1.542782626931" calcext:value-type="float">
            <text:p>1.542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8" calcext:value-type="date">
            <text:p>28/08/2021</text:p>
          </table:table-cell>
          <table:table-cell office:value-type="float" office:value="1.0022" calcext:value-type="float">
            <text:p>1.0022</text:p>
          </table:table-cell>
          <table:table-cell table:style-name="Default" table:formula="of:=[.C59]*[.B60]" office:value-type="float" office:value="1.67247991515108" calcext:value-type="float">
            <text:p>1.67247991515108</text:p>
          </table:table-cell>
          <table:table-cell table:formula="of:=IF([.D59]&gt;1; [.D59]-1+[.B60]; [.D59]*[.B60])" office:value-type="float" office:value="1.544982626931" calcext:value-type="float">
            <text:p>1.544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29" calcext:value-type="date">
            <text:p>29/08/2021</text:p>
          </table:table-cell>
          <table:table-cell table:formula="of:=1-0.0072" office:value-type="float" office:value="0.9928" calcext:value-type="float">
            <text:p>0.9928</text:p>
          </table:table-cell>
          <table:table-cell table:style-name="Default" table:formula="of:=[.C60]*[.B61]" office:value-type="float" office:value="1.660438059762" calcext:value-type="float">
            <text:p>1.660438059762</text:p>
          </table:table-cell>
          <table:table-cell table:formula="of:=IF([.D60]&gt;1; [.D60]-1+[.B61]; [.D60]*[.B61])" office:value-type="float" office:value="1.537782626931" calcext:value-type="float">
            <text:p>1.537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30" calcext:value-type="date">
            <text:p>30/08/2021</text:p>
          </table:table-cell>
          <table:table-cell table:formula="of:=1-0.0219" office:value-type="float" office:value="0.9781" calcext:value-type="float">
            <text:p>0.9781</text:p>
          </table:table-cell>
          <table:table-cell table:style-name="Default" table:formula="of:=[.C61]*[.B62]" office:value-type="float" office:value="1.62407446625321" calcext:value-type="float">
            <text:p>1.62407446625321</text:p>
          </table:table-cell>
          <table:table-cell table:formula="of:=IF([.D61]&gt;1; [.D61]-1+[.B62]; [.D61]*[.B62])" office:value-type="float" office:value="1.515882626931" calcext:value-type="float">
            <text:p>1.515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8-31" calcext:value-type="date">
            <text:p>31/08/2021</text:p>
          </table:table-cell>
          <table:table-cell office:value-type="float" office:value="1.0251" calcext:value-type="float">
            <text:p>1.0251</text:p>
          </table:table-cell>
          <table:table-cell table:style-name="Default" table:formula="of:=[.C62]*[.B63]" office:value-type="float" office:value="1.66483873535616" calcext:value-type="float">
            <text:p>1.66483873535616</text:p>
          </table:table-cell>
          <table:table-cell table:formula="of:=IF([.D62]&gt;1; [.D62]-1+[.B63]; [.D62]*[.B63])" office:value-type="float" office:value="1.540982626931" calcext:value-type="float">
            <text:p>1.540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1" calcext:value-type="date">
            <text:p>01/09/2021</text:p>
          </table:table-cell>
          <table:table-cell office:value-type="float" office:value="1.0495" calcext:value-type="float">
            <text:p>1.0495</text:p>
          </table:table-cell>
          <table:table-cell table:style-name="Default" table:formula="of:=[.C63]*[.B64]" office:value-type="float" office:value="1.74724825275629" calcext:value-type="float">
            <text:p>1.74724825275629</text:p>
          </table:table-cell>
          <table:table-cell table:formula="of:=IF([.D63]&gt;1; [.D63]-1+[.B64]; [.D63]*[.B64])" office:value-type="float" office:value="1.590482626931" calcext:value-type="float">
            <text:p>1.590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2" calcext:value-type="date">
            <text:p>02/09/2021</text:p>
          </table:table-cell>
          <table:table-cell table:formula="of:=1-0.0023" office:value-type="float" office:value="0.9977" calcext:value-type="float">
            <text:p>0.9977</text:p>
          </table:table-cell>
          <table:table-cell table:style-name="Default" table:formula="of:=[.C64]*[.B65]" office:value-type="float" office:value="1.74322958177495" calcext:value-type="float">
            <text:p>1.74322958177495</text:p>
          </table:table-cell>
          <table:table-cell table:formula="of:=IF([.D64]&gt;1; [.D64]-1+[.B65]; [.D64]*[.B65])" office:value-type="float" office:value="1.588182626931" calcext:value-type="float">
            <text:p>1.588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3" calcext:value-type="date">
            <text:p>03/09/2021</text:p>
          </table:table-cell>
          <table:table-cell office:value-type="float" office:value="1.0175" calcext:value-type="float">
            <text:p>1.0175</text:p>
          </table:table-cell>
          <table:table-cell table:style-name="Default" table:formula="of:=[.C65]*[.B66]" office:value-type="float" office:value="1.77373609945602" calcext:value-type="float">
            <text:p>1.77373609945602</text:p>
          </table:table-cell>
          <table:table-cell table:formula="of:=IF([.D65]&gt;1; [.D65]-1+[.B66]; [.D65]*[.B66])" office:value-type="float" office:value="1.605682626931" calcext:value-type="float">
            <text:p>1.605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4" calcext:value-type="date">
            <text:p>04/09/2021</text:p>
          </table:table-cell>
          <table:table-cell office:value-type="float" office:value="1.0297" calcext:value-type="float">
            <text:p>1.0297</text:p>
          </table:table-cell>
          <table:table-cell table:style-name="Default" table:formula="of:=[.C66]*[.B67]" office:value-type="float" office:value="1.82641606160986" calcext:value-type="float">
            <text:p>1.82641606160986</text:p>
          </table:table-cell>
          <table:table-cell table:formula="of:=IF([.D66]&gt;1; [.D66]-1+[.B67]; [.D66]*[.B67])" office:value-type="float" office:value="1.635382626931" calcext:value-type="float">
            <text:p>1.635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5" calcext:value-type="date">
            <text:p>05/09/2021</text:p>
          </table:table-cell>
          <table:table-cell office:value-type="float" office:value="1.0319" calcext:value-type="float">
            <text:p>1.0319</text:p>
          </table:table-cell>
          <table:table-cell table:style-name="Default" table:formula="of:=[.C67]*[.B68]" office:value-type="float" office:value="1.88467873397521" calcext:value-type="float">
            <text:p>1.88467873397521</text:p>
          </table:table-cell>
          <table:table-cell table:formula="of:=IF([.D67]&gt;1; [.D67]-1+[.B68]; [.D67]*[.B68])" office:value-type="float" office:value="1.667282626931" calcext:value-type="float">
            <text:p>1.667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6" calcext:value-type="date">
            <text:p>06/09/2021</text:p>
          </table:table-cell>
          <table:table-cell office:value-type="float" office:value="1.0187" calcext:value-type="float">
            <text:p>1.0187</text:p>
          </table:table-cell>
          <table:table-cell table:style-name="Default" table:formula="of:=[.C68]*[.B69]" office:value-type="float" office:value="1.91992222630055" calcext:value-type="float">
            <text:p>1.91992222630055</text:p>
          </table:table-cell>
          <table:table-cell table:formula="of:=IF([.D68]&gt;1; [.D68]-1+[.B69]; [.D68]*[.B69])" office:value-type="float" office:value="1.685982626931" calcext:value-type="float">
            <text:p>1.685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7" calcext:value-type="date">
            <text:p>07/09/2021</text:p>
          </table:table-cell>
          <table:table-cell table:formula="of:=1-0.1288" office:value-type="float" office:value="0.8712" calcext:value-type="float">
            <text:p>0.8712</text:p>
          </table:table-cell>
          <table:table-cell table:style-name="Default" table:formula="of:=[.C69]*[.B70]" office:value-type="float" office:value="1.67263624355304" calcext:value-type="float">
            <text:p>1.67263624355304</text:p>
          </table:table-cell>
          <table:table-cell table:formula="of:=IF([.D69]&gt;1; [.D69]-1+[.B70]; [.D69]*[.B70])" office:value-type="float" office:value="1.557182626931" calcext:value-type="float">
            <text:p>1.557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8" calcext:value-type="date">
            <text:p>08/09/2021</text:p>
          </table:table-cell>
          <table:table-cell table:formula="of:=1-0.0137" office:value-type="float" office:value="0.9863" calcext:value-type="float">
            <text:p>0.9863</text:p>
          </table:table-cell>
          <table:table-cell table:style-name="Default" table:formula="of:=[.C70]*[.B71]" office:value-type="float" office:value="1.64972112701636" calcext:value-type="float">
            <text:p>1.64972112701636</text:p>
          </table:table-cell>
          <table:table-cell table:formula="of:=IF([.D70]&gt;1; [.D70]-1+[.B71]; [.D70]*[.B71])" office:value-type="float" office:value="1.543482626931" calcext:value-type="float">
            <text:p>1.543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09" calcext:value-type="date">
            <text:p>09/09/2021</text:p>
          </table:table-cell>
          <table:table-cell office:value-type="float" office:value="1.0497" calcext:value-type="float">
            <text:p>1.0497</text:p>
          </table:table-cell>
          <table:table-cell table:style-name="Default" table:formula="of:=[.C71]*[.B72]" office:value-type="float" office:value="1.73171226702908" calcext:value-type="float">
            <text:p>1.73171226702908</text:p>
          </table:table-cell>
          <table:table-cell table:formula="of:=IF([.D71]&gt;1; [.D71]-1+[.B72]; [.D71]*[.B72])" office:value-type="float" office:value="1.593182626931" calcext:value-type="float">
            <text:p>1.593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0" calcext:value-type="date">
            <text:p>10/09/2021</text:p>
          </table:table-cell>
          <table:table-cell table:formula="of:=1-0.0332" office:value-type="float" office:value="0.9668" calcext:value-type="float">
            <text:p>0.9668</text:p>
          </table:table-cell>
          <table:table-cell table:style-name="Default" table:formula="of:=[.C72]*[.B73]" office:value-type="float" office:value="1.67421941976371" calcext:value-type="float">
            <text:p>1.67421941976371</text:p>
          </table:table-cell>
          <table:table-cell table:formula="of:=IF([.D72]&gt;1; [.D72]-1+[.B73]; [.D72]*[.B73])" office:value-type="float" office:value="1.559982626931" calcext:value-type="float">
            <text:p>1.559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1" calcext:value-type="date">
            <text:p>11/09/2021</text:p>
          </table:table-cell>
          <table:table-cell office:value-type="float" office:value="1.0147" calcext:value-type="float">
            <text:p>1.0147</text:p>
          </table:table-cell>
          <table:table-cell table:style-name="Default" table:formula="of:=[.C73]*[.B74]" office:value-type="float" office:value="1.69883044523424" calcext:value-type="float">
            <text:p>1.69883044523424</text:p>
          </table:table-cell>
          <table:table-cell table:formula="of:=IF([.D73]&gt;1; [.D73]-1+[.B74]; [.D73]*[.B74])" office:value-type="float" office:value="1.574682626931" calcext:value-type="float">
            <text:p>1.574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2" calcext:value-type="date">
            <text:p>12/09/2021</text:p>
          </table:table-cell>
          <table:table-cell office:value-type="float" office:value="1.0383" calcext:value-type="float">
            <text:p>1.0383</text:p>
          </table:table-cell>
          <table:table-cell table:style-name="Default" table:formula="of:=[.C74]*[.B75]" office:value-type="float" office:value="1.76389565128671" calcext:value-type="float">
            <text:p>1.76389565128671</text:p>
          </table:table-cell>
          <table:table-cell table:formula="of:=IF([.D74]&gt;1; [.D74]-1+[.B75]; [.D74]*[.B75])" office:value-type="float" office:value="1.612982626931" calcext:value-type="float">
            <text:p>1.612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3" calcext:value-type="date">
            <text:p>13/09/2021</text:p>
          </table:table-cell>
          <table:table-cell table:formula="of:=1-0.0575" office:value-type="float" office:value="0.9425" calcext:value-type="float">
            <text:p>0.9425</text:p>
          </table:table-cell>
          <table:table-cell table:style-name="Default" table:formula="of:=[.C75]*[.B76]" office:value-type="float" office:value="1.66247165133772" calcext:value-type="float">
            <text:p>1.66247165133772</text:p>
          </table:table-cell>
          <table:table-cell table:formula="of:=IF([.D75]&gt;1; [.D75]-1+[.B76]; [.D75]*[.B76])" office:value-type="float" office:value="1.555482626931" calcext:value-type="float">
            <text:p>1.555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4" calcext:value-type="date">
            <text:p>14/09/2021</text:p>
          </table:table-cell>
          <table:table-cell office:value-type="float" office:value="1.0509" calcext:value-type="float">
            <text:p>1.0509</text:p>
          </table:table-cell>
          <table:table-cell table:style-name="Default" table:formula="of:=[.C76]*[.B77]" office:value-type="float" office:value="1.74709145839081" calcext:value-type="float">
            <text:p>1.74709145839081</text:p>
          </table:table-cell>
          <table:table-cell table:formula="of:=IF([.D76]&gt;1; [.D76]-1+[.B77]; [.D76]*[.B77])" office:value-type="float" office:value="1.606382626931" calcext:value-type="float">
            <text:p>1.606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5" calcext:value-type="date">
            <text:p>15/09/2021</text:p>
          </table:table-cell>
          <table:table-cell office:value-type="float" office:value="1.043" calcext:value-type="float">
            <text:p>1.043</text:p>
          </table:table-cell>
          <table:table-cell table:style-name="Default" table:formula="of:=[.C77]*[.B78]" office:value-type="float" office:value="1.82221639110162" calcext:value-type="float">
            <text:p>1.82221639110162</text:p>
          </table:table-cell>
          <table:table-cell table:formula="of:=IF([.D77]&gt;1; [.D77]-1+[.B78]; [.D77]*[.B78])" office:value-type="float" office:value="1.649382626931" calcext:value-type="float">
            <text:p>1.649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6" calcext:value-type="date">
            <text:p>16/09/2021</text:p>
          </table:table-cell>
          <table:table-cell table:formula="of:=1-0.0081" office:value-type="float" office:value="0.9919" calcext:value-type="float">
            <text:p>0.9919</text:p>
          </table:table-cell>
          <table:table-cell table:style-name="Default" table:formula="of:=[.C78]*[.B79]" office:value-type="float" office:value="1.8074564383337" calcext:value-type="float">
            <text:p>1.8074564383337</text:p>
          </table:table-cell>
          <table:table-cell table:formula="of:=IF([.D78]&gt;1; [.D78]-1+[.B79]; [.D78]*[.B79])" office:value-type="float" office:value="1.641282626931" calcext:value-type="float">
            <text:p>1.641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7" calcext:value-type="date">
            <text:p>17/09/2021</text:p>
          </table:table-cell>
          <table:table-cell table:formula="of:=1-0.0212" office:value-type="float" office:value="0.9788" calcext:value-type="float">
            <text:p>0.9788</text:p>
          </table:table-cell>
          <table:table-cell table:style-name="Default" table:formula="of:=[.C79]*[.B80]" office:value-type="float" office:value="1.76913836184102" calcext:value-type="float">
            <text:p>1.76913836184102</text:p>
          </table:table-cell>
          <table:table-cell table:formula="of:=IF([.D79]&gt;1; [.D79]-1+[.B80]; [.D79]*[.B80])" office:value-type="float" office:value="1.620082626931" calcext:value-type="float">
            <text:p>1.620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8" calcext:value-type="date">
            <text:p>18/09/2021</text:p>
          </table:table-cell>
          <table:table-cell office:value-type="float" office:value="1.022" calcext:value-type="float">
            <text:p>1.022</text:p>
          </table:table-cell>
          <table:table-cell table:style-name="Default" table:formula="of:=[.C80]*[.B81]" office:value-type="float" office:value="1.80805940580152" calcext:value-type="float">
            <text:p>1.80805940580152</text:p>
          </table:table-cell>
          <table:table-cell table:formula="of:=IF([.D80]&gt;1; [.D80]-1+[.B81]; [.D80]*[.B81])" office:value-type="float" office:value="1.642082626931" calcext:value-type="float">
            <text:p>1.642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19" calcext:value-type="date">
            <text:p>19/09/2021</text:p>
          </table:table-cell>
          <table:table-cell table:formula="of:=1-0.0275" office:value-type="float" office:value="0.9725" calcext:value-type="float">
            <text:p>0.9725</text:p>
          </table:table-cell>
          <table:table-cell table:style-name="Default" table:formula="of:=[.C81]*[.B82]" office:value-type="float" office:value="1.75833777214198" calcext:value-type="float">
            <text:p>1.75833777214198</text:p>
          </table:table-cell>
          <table:table-cell table:formula="of:=IF([.D81]&gt;1; [.D81]-1+[.B82]; [.D81]*[.B82])" office:value-type="float" office:value="1.614582626931" calcext:value-type="float">
            <text:p>1.614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0" calcext:value-type="date">
            <text:p>20/09/2021</text:p>
          </table:table-cell>
          <table:table-cell table:formula="of:=1-0.1067" office:value-type="float" office:value="0.8933" calcext:value-type="float">
            <text:p>0.8933</text:p>
          </table:table-cell>
          <table:table-cell table:style-name="Default" table:formula="of:=[.C82]*[.B83]" office:value-type="float" office:value="1.57072313185443" calcext:value-type="float">
            <text:p>1.57072313185443</text:p>
          </table:table-cell>
          <table:table-cell table:formula="of:=IF([.D82]&gt;1; [.D82]-1+[.B83]; [.D82]*[.B83])" office:value-type="float" office:value="1.507882626931" calcext:value-type="float">
            <text:p>1.507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1" calcext:value-type="date">
            <text:p>21/09/2021</text:p>
          </table:table-cell>
          <table:table-cell table:formula="of:=1-0.0411" office:value-type="float" office:value="0.9589" calcext:value-type="float">
            <text:p>0.9589</text:p>
          </table:table-cell>
          <table:table-cell table:style-name="Default" table:formula="of:=[.C83]*[.B84]" office:value-type="float" office:value="1.50616641113521" calcext:value-type="float">
            <text:p>1.50616641113521</text:p>
          </table:table-cell>
          <table:table-cell table:formula="of:=IF([.D83]&gt;1; [.D83]-1+[.B84]; [.D83]*[.B84])" office:value-type="float" office:value="1.466782626931" calcext:value-type="float">
            <text:p>1.466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2" calcext:value-type="date">
            <text:p>22/09/2021</text:p>
          </table:table-cell>
          <table:table-cell office:value-type="float" office:value="1.0562" calcext:value-type="float">
            <text:p>1.0562</text:p>
          </table:table-cell>
          <table:table-cell table:style-name="Default" table:formula="of:=[.C84]*[.B85]" office:value-type="float" office:value="1.59081296344101" calcext:value-type="float">
            <text:p>1.59081296344101</text:p>
          </table:table-cell>
          <table:table-cell table:formula="of:=IF([.D84]&gt;1; [.D84]-1+[.B85]; [.D84]*[.B85])" office:value-type="float" office:value="1.522982626931" calcext:value-type="float">
            <text:p>1.522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3" calcext:value-type="date">
            <text:p>23/09/2021</text:p>
          </table:table-cell>
          <table:table-cell office:value-type="float" office:value="1.024" calcext:value-type="float">
            <text:p>1.024</text:p>
          </table:table-cell>
          <table:table-cell table:style-name="Default" table:formula="of:=[.C85]*[.B86]" office:value-type="float" office:value="1.6289924745636" calcext:value-type="float">
            <text:p>1.6289924745636</text:p>
          </table:table-cell>
          <table:table-cell table:formula="of:=IF([.D85]&gt;1; [.D85]-1+[.B86]; [.D85]*[.B86])" office:value-type="float" office:value="1.546982626931" calcext:value-type="float">
            <text:p>1.546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4" calcext:value-type="date">
            <text:p>24/09/2021</text:p>
          </table:table-cell>
          <table:table-cell table:formula="of:=1-0.062" office:value-type="float" office:value="0.938" calcext:value-type="float">
            <text:p>0.938</text:p>
          </table:table-cell>
          <table:table-cell table:style-name="Default" table:formula="of:=[.C86]*[.B87]" office:value-type="float" office:value="1.52799494114066" calcext:value-type="float">
            <text:p>1.52799494114066</text:p>
          </table:table-cell>
          <table:table-cell table:formula="of:=IF([.D86]&gt;1; [.D86]-1+[.B87]; [.D86]*[.B87])" office:value-type="float" office:value="1.484982626931" calcext:value-type="float">
            <text:p>1.484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5" calcext:value-type="date">
            <text:p>25/09/2021</text:p>
          </table:table-cell>
          <table:table-cell table:formula="of:=1-0.0164" office:value-type="float" office:value="0.9836" calcext:value-type="float">
            <text:p>0.9836</text:p>
          </table:table-cell>
          <table:table-cell table:style-name="Default" table:formula="of:=[.C87]*[.B88]" office:value-type="float" office:value="1.50293582410595" calcext:value-type="float">
            <text:p>1.50293582410595</text:p>
          </table:table-cell>
          <table:table-cell table:formula="of:=IF([.D87]&gt;1; [.D87]-1+[.B88]; [.D87]*[.B88])" office:value-type="float" office:value="1.468582626931" calcext:value-type="float">
            <text:p>1.468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6" calcext:value-type="date">
            <text:p>26/09/2021</text:p>
          </table:table-cell>
          <table:table-cell table:formula="of:=1-0.014" office:value-type="float" office:value="0.986" calcext:value-type="float">
            <text:p>0.986</text:p>
          </table:table-cell>
          <table:table-cell table:style-name="Default" table:formula="of:=[.C88]*[.B89]" office:value-type="float" office:value="1.48189472256847" calcext:value-type="float">
            <text:p>1.48189472256847</text:p>
          </table:table-cell>
          <table:table-cell table:formula="of:=IF([.D88]&gt;1; [.D88]-1+[.B89]; [.D88]*[.B89])" office:value-type="float" office:value="1.454582626931" calcext:value-type="float">
            <text:p>1.454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7" calcext:value-type="date">
            <text:p>27/09/2021</text:p>
          </table:table-cell>
          <table:table-cell table:formula="of:=1-0.0485" office:value-type="float" office:value="0.9515" calcext:value-type="float">
            <text:p>0.9515</text:p>
          </table:table-cell>
          <table:table-cell table:style-name="Default" table:formula="of:=[.C89]*[.B90]" office:value-type="float" office:value="1.41002282852389" calcext:value-type="float">
            <text:p>1.41002282852389</text:p>
          </table:table-cell>
          <table:table-cell table:formula="of:=IF([.D89]&gt;1; [.D89]-1+[.B90]; [.D89]*[.B90])" office:value-type="float" office:value="1.406082626931" calcext:value-type="float">
            <text:p>1.406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8" calcext:value-type="date">
            <text:p>28/09/2021</text:p>
          </table:table-cell>
          <table:table-cell table:formula="of:=1-0.0151" office:value-type="float" office:value="0.9849" calcext:value-type="float">
            <text:p>0.9849</text:p>
          </table:table-cell>
          <table:table-cell table:style-name="Default" table:formula="of:=[.C90]*[.B91]" office:value-type="float" office:value="1.38873148381318" calcext:value-type="float">
            <text:p>1.38873148381318</text:p>
          </table:table-cell>
          <table:table-cell table:formula="of:=IF([.D90]&gt;1; [.D90]-1+[.B91]; [.D90]*[.B91])" office:value-type="float" office:value="1.390982626931" calcext:value-type="float">
            <text:p>1.390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29" calcext:value-type="date">
            <text:p>29/09/2021</text:p>
          </table:table-cell>
          <table:table-cell table:formula="of:=1-0.0167" office:value-type="float" office:value="0.9833" calcext:value-type="float">
            <text:p>0.9833</text:p>
          </table:table-cell>
          <table:table-cell table:style-name="Default" table:formula="of:=[.C91]*[.B92]" office:value-type="float" office:value="1.3655396680335" calcext:value-type="float">
            <text:p>1.3655396680335</text:p>
          </table:table-cell>
          <table:table-cell table:formula="of:=IF([.D91]&gt;1; [.D91]-1+[.B92]; [.D91]*[.B92])" office:value-type="float" office:value="1.374282626931" calcext:value-type="float">
            <text:p>1.374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09-30" calcext:value-type="date">
            <text:p>30/09/2021</text:p>
          </table:table-cell>
          <table:table-cell office:value-type="float" office:value="1.0514" calcext:value-type="float">
            <text:p>1.0514</text:p>
          </table:table-cell>
          <table:table-cell table:style-name="Default" table:formula="of:=[.C92]*[.B93]" office:value-type="float" office:value="1.43572840697043" calcext:value-type="float">
            <text:p>1.43572840697043</text:p>
          </table:table-cell>
          <table:table-cell table:formula="of:=IF([.D92]&gt;1; [.D92]-1+[.B93]; [.D92]*[.B93])" office:value-type="float" office:value="1.425682626931" calcext:value-type="float">
            <text:p>1.425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1" calcext:value-type="date">
            <text:p>01/10/2021</text:p>
          </table:table-cell>
          <table:table-cell office:value-type="float" office:value="1.0769" calcext:value-type="float">
            <text:p>1.0769</text:p>
          </table:table-cell>
          <table:table-cell table:style-name="Default" table:formula="of:=[.C93]*[.B94]" office:value-type="float" office:value="1.54613592146645" calcext:value-type="float">
            <text:p>1.54613592146645</text:p>
          </table:table-cell>
          <table:table-cell table:formula="of:=IF([.D93]&gt;1; [.D93]-1+[.B94]; [.D93]*[.B94])" office:value-type="float" office:value="1.502582626931" calcext:value-type="float">
            <text:p>1.502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2" calcext:value-type="date">
            <text:p>02/10/2021</text:p>
          </table:table-cell>
          <table:table-cell office:value-type="float" office:value="1.0132" calcext:value-type="float">
            <text:p>1.0132</text:p>
          </table:table-cell>
          <table:table-cell table:style-name="Default" table:formula="of:=[.C94]*[.B95]" office:value-type="float" office:value="1.56654491562981" calcext:value-type="float">
            <text:p>1.56654491562981</text:p>
          </table:table-cell>
          <table:table-cell table:formula="of:=IF([.D94]&gt;1; [.D94]-1+[.B95]; [.D94]*[.B95])" office:value-type="float" office:value="1.515782626931" calcext:value-type="float">
            <text:p>1.515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3" calcext:value-type="date">
            <text:p>03/10/2021</text:p>
          </table:table-cell>
          <table:table-cell office:value-type="float" office:value="1.0077" calcext:value-type="float">
            <text:p>1.0077</text:p>
          </table:table-cell>
          <table:table-cell table:style-name="Default" table:formula="of:=[.C95]*[.B96]" office:value-type="float" office:value="1.57860731148016" calcext:value-type="float">
            <text:p>1.57860731148016</text:p>
          </table:table-cell>
          <table:table-cell table:formula="of:=IF([.D95]&gt;1; [.D95]-1+[.B96]; [.D95]*[.B96])" office:value-type="float" office:value="1.523482626931" calcext:value-type="float">
            <text:p>1.523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4" calcext:value-type="date">
            <text:p>04/10/2021</text:p>
          </table:table-cell>
          <table:table-cell table:formula="of:=1-0.0091" office:value-type="float" office:value="0.9909" calcext:value-type="float">
            <text:p>0.9909</text:p>
          </table:table-cell>
          <table:table-cell table:style-name="Default" table:formula="of:=[.C96]*[.B97]" office:value-type="float" office:value="1.56424198494569" calcext:value-type="float">
            <text:p>1.56424198494569</text:p>
          </table:table-cell>
          <table:table-cell table:formula="of:=IF([.D96]&gt;1; [.D96]-1+[.B97]; [.D96]*[.B97])" office:value-type="float" office:value="1.514382626931" calcext:value-type="float">
            <text:p>1.514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5" calcext:value-type="date">
            <text:p>05/10/2021</text:p>
          </table:table-cell>
          <table:table-cell office:value-type="float" office:value="1.0464" calcext:value-type="float">
            <text:p>1.0464</text:p>
          </table:table-cell>
          <table:table-cell table:style-name="Default" table:formula="of:=[.C97]*[.B98]" office:value-type="float" office:value="1.63682281304717" calcext:value-type="float">
            <text:p>1.63682281304717</text:p>
          </table:table-cell>
          <table:table-cell table:formula="of:=IF([.D97]&gt;1; [.D97]-1+[.B98]; [.D97]*[.B98])" office:value-type="float" office:value="1.560782626931" calcext:value-type="float">
            <text:p>1.560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6" calcext:value-type="date">
            <text:p>06/10/2021</text:p>
          </table:table-cell>
          <table:table-cell office:value-type="float" office:value="1.0246" calcext:value-type="float">
            <text:p>1.0246</text:p>
          </table:table-cell>
          <table:table-cell table:style-name="Default" table:formula="of:=[.C98]*[.B99]" office:value-type="float" office:value="1.67708865424813" calcext:value-type="float">
            <text:p>1.67708865424813</text:p>
          </table:table-cell>
          <table:table-cell table:formula="of:=IF([.D98]&gt;1; [.D98]-1+[.B99]; [.D98]*[.B99])" office:value-type="float" office:value="1.585382626931" calcext:value-type="float">
            <text:p>1.585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7" calcext:value-type="date">
            <text:p>07/10/2021</text:p>
          </table:table-cell>
          <table:table-cell office:value-type="float" office:value="1.0067" calcext:value-type="float">
            <text:p>1.0067</text:p>
          </table:table-cell>
          <table:table-cell table:style-name="Default" table:formula="of:=[.C99]*[.B100]" office:value-type="float" office:value="1.68832514823159" calcext:value-type="float">
            <text:p>1.68832514823159</text:p>
          </table:table-cell>
          <table:table-cell table:formula="of:=IF([.D99]&gt;1; [.D99]-1+[.B100]; [.D99]*[.B100])" office:value-type="float" office:value="1.592082626931" calcext:value-type="float">
            <text:p>1.592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8" calcext:value-type="date">
            <text:p>08/10/2021</text:p>
          </table:table-cell>
          <table:table-cell office:value-type="float" office:value="1.004" calcext:value-type="float">
            <text:p>1.004</text:p>
          </table:table-cell>
          <table:table-cell table:style-name="Default" table:formula="of:=[.C100]*[.B101]" office:value-type="float" office:value="1.69507844882452" calcext:value-type="float">
            <text:p>1.69507844882452</text:p>
          </table:table-cell>
          <table:table-cell table:formula="of:=IF([.D100]&gt;1; [.D100]-1+[.B101]; [.D100]*[.B101])" office:value-type="float" office:value="1.596082626931" calcext:value-type="float">
            <text:p>1.596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09" calcext:value-type="date">
            <text:p>09/10/2021</text:p>
          </table:table-cell>
          <table:table-cell office:value-type="float" office:value="1.0069" calcext:value-type="float">
            <text:p>1.0069</text:p>
          </table:table-cell>
          <table:table-cell table:style-name="Default" table:formula="of:=[.C101]*[.B102]" office:value-type="float" office:value="1.70677449012141" calcext:value-type="float">
            <text:p>1.70677449012141</text:p>
          </table:table-cell>
          <table:table-cell table:formula="of:=IF([.D101]&gt;1; [.D101]-1+[.B102]; [.D101]*[.B102])" office:value-type="float" office:value="1.602982626931" calcext:value-type="float">
            <text:p>1.602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0" calcext:value-type="date">
            <text:p>10/10/2021</text:p>
          </table:table-cell>
          <table:table-cell table:formula="of:=1-0.0468" office:value-type="float" office:value="0.9532" calcext:value-type="float">
            <text:p>0.9532</text:p>
          </table:table-cell>
          <table:table-cell table:style-name="Default" table:formula="of:=[.C102]*[.B103]" office:value-type="float" office:value="1.62689744398373" calcext:value-type="float">
            <text:p>1.62689744398373</text:p>
          </table:table-cell>
          <table:table-cell table:formula="of:=IF([.D102]&gt;1; [.D102]-1+[.B103]; [.D102]*[.B103])" office:value-type="float" office:value="1.556182626931" calcext:value-type="float">
            <text:p>1.556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1" calcext:value-type="date">
            <text:p>11/10/2021</text:p>
          </table:table-cell>
          <table:table-cell office:value-type="float" office:value="1.0079" calcext:value-type="float">
            <text:p>1.0079</text:p>
          </table:table-cell>
          <table:table-cell table:style-name="Default" table:formula="of:=[.C103]*[.B104]" office:value-type="float" office:value="1.6397499337912" calcext:value-type="float">
            <text:p>1.6397499337912</text:p>
          </table:table-cell>
          <table:table-cell table:formula="of:=IF([.D103]&gt;1; [.D103]-1+[.B104]; [.D103]*[.B104])" office:value-type="float" office:value="1.564082626931" calcext:value-type="float">
            <text:p>1.564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2" calcext:value-type="date">
            <text:p>12/10/2021</text:p>
          </table:table-cell>
          <table:table-cell table:formula="of:=1-0.0199" office:value-type="float" office:value="0.9801" calcext:value-type="float">
            <text:p>0.9801</text:p>
          </table:table-cell>
          <table:table-cell table:style-name="Default" table:formula="of:=[.C104]*[.B105]" office:value-type="float" office:value="1.60711891010875" calcext:value-type="float">
            <text:p>1.60711891010875</text:p>
          </table:table-cell>
          <table:table-cell table:formula="of:=IF([.D104]&gt;1; [.D104]-1+[.B105]; [.D104]*[.B105])" office:value-type="float" office:value="1.544182626931" calcext:value-type="float">
            <text:p>1.544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3" calcext:value-type="date">
            <text:p>13/10/2021</text:p>
          </table:table-cell>
          <table:table-cell table:style-name="ce25" office:value-type="float" office:value="1.0308" calcext:value-type="float">
            <text:p>1.0308</text:p>
          </table:table-cell>
          <table:table-cell table:style-name="Default" table:formula="of:=[.C105]*[.B106]" office:value-type="float" office:value="1.6566181725401" calcext:value-type="float">
            <text:p>1.6566181725401</text:p>
          </table:table-cell>
          <table:table-cell table:formula="of:=IF([.D105]&gt;1; [.D105]-1+[.B106]; [.D105]*[.B106])" office:value-type="float" office:value="1.574982626931" calcext:value-type="float">
            <text:p>1.574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4" calcext:value-type="date">
            <text:p>14/10/2021</text:p>
          </table:table-cell>
          <table:table-cell table:style-name="ce16" office:value-type="float" office:value="1.0153" calcext:value-type="float">
            <text:p>1.0153</text:p>
          </table:table-cell>
          <table:table-cell table:style-name="Default" table:formula="of:=[.C106]*[.B107]" office:value-type="float" office:value="1.68196443057997" calcext:value-type="float">
            <text:p>1.68196443057997</text:p>
          </table:table-cell>
          <table:table-cell table:formula="of:=IF([.D106]&gt;1; [.D106]-1+[.B107]; [.D106]*[.B107])" office:value-type="float" office:value="1.590282626931" calcext:value-type="float">
            <text:p>1.590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5" calcext:value-type="date">
            <text:p>15/10/2021</text:p>
          </table:table-cell>
          <table:table-cell table:style-name="ce16" table:formula="of:=1-0.0099" office:value-type="float" office:value="0.9901" calcext:value-type="float">
            <text:p>0.9901</text:p>
          </table:table-cell>
          <table:table-cell table:style-name="Default" table:formula="of:=[.C107]*[.B108]" office:value-type="float" office:value="1.66531298271722" calcext:value-type="float">
            <text:p>1.66531298271722</text:p>
          </table:table-cell>
          <table:table-cell table:formula="of:=IF([.D107]&gt;1; [.D107]-1+[.B108]; [.D107]*[.B108])" office:value-type="float" office:value="1.580382626931" calcext:value-type="float">
            <text:p>1.580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6" calcext:value-type="date">
            <text:p>16/10/2021</text:p>
          </table:table-cell>
          <table:table-cell table:style-name="ce16" office:value-type="float" office:value="1.01" calcext:value-type="float">
            <text:p>1.01</text:p>
          </table:table-cell>
          <table:table-cell table:style-name="Default" table:formula="of:=[.C108]*[.B109]" office:value-type="float" office:value="1.6819661125444" calcext:value-type="float">
            <text:p>1.6819661125444</text:p>
          </table:table-cell>
          <table:table-cell table:formula="of:=IF([.D108]&gt;1; [.D108]-1+[.B109]; [.D108]*[.B109])" office:value-type="float" office:value="1.590382626931" calcext:value-type="float">
            <text:p>1.590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7" calcext:value-type="date">
            <text:p>17/10/2021</text:p>
          </table:table-cell>
          <table:table-cell table:style-name="ce16" table:formula="of:=1-0.0054" office:value-type="float" office:value="0.9946" calcext:value-type="float">
            <text:p>0.9946</text:p>
          </table:table-cell>
          <table:table-cell table:style-name="Default" table:formula="of:=[.C109]*[.B110]" office:value-type="float" office:value="1.67288349553666" calcext:value-type="float">
            <text:p>1.67288349553666</text:p>
          </table:table-cell>
          <table:table-cell table:formula="of:=IF([.D109]&gt;1; [.D109]-1+[.B110]; [.D109]*[.B110])" office:value-type="float" office:value="1.584982626931" calcext:value-type="float">
            <text:p>1.584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8" calcext:value-type="date">
            <text:p>18/10/2021</text:p>
          </table:table-cell>
          <table:table-cell table:style-name="ce16" office:value-type="float" office:value="1.0077" calcext:value-type="float">
            <text:p>1.0077</text:p>
          </table:table-cell>
          <table:table-cell table:style-name="Default" table:formula="of:=[.C110]*[.B111]" office:value-type="float" office:value="1.68576469845229" calcext:value-type="float">
            <text:p>1.68576469845229</text:p>
          </table:table-cell>
          <table:table-cell table:formula="of:=IF([.D110]&gt;1; [.D110]-1+[.B111]; [.D110]*[.B111])" office:value-type="float" office:value="1.592682626931" calcext:value-type="float">
            <text:p>1.592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19" calcext:value-type="date">
            <text:p>19/10/2021</text:p>
          </table:table-cell>
          <table:table-cell table:style-name="ce16" office:value-type="float" office:value="1.0142" calcext:value-type="float">
            <text:p>1.0142</text:p>
          </table:table-cell>
          <table:table-cell table:style-name="Default" table:formula="of:=[.C111]*[.B112]" office:value-type="float" office:value="1.70970255717031" calcext:value-type="float">
            <text:p>1.70970255717031</text:p>
          </table:table-cell>
          <table:table-cell table:formula="of:=IF([.D111]&gt;1; [.D111]-1+[.B112]; [.D111]*[.B112])" office:value-type="float" office:value="1.606882626931" calcext:value-type="float">
            <text:p>1.606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0" calcext:value-type="date">
            <text:p>20/10/2021</text:p>
          </table:table-cell>
          <table:table-cell table:style-name="ce16" office:value-type="float" office:value="1.0421" calcext:value-type="float">
            <text:p>1.0421</text:p>
          </table:table-cell>
          <table:table-cell table:style-name="Default" table:formula="of:=[.C112]*[.B113]" office:value-type="float" office:value="1.78168103482718" calcext:value-type="float">
            <text:p>1.78168103482718</text:p>
          </table:table-cell>
          <table:table-cell table:formula="of:=IF([.D112]&gt;1; [.D112]-1+[.B113]; [.D112]*[.B113])" office:value-type="float" office:value="1.648982626931" calcext:value-type="float">
            <text:p>1.648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1" calcext:value-type="date">
            <text:p>21/10/2021</text:p>
          </table:table-cell>
          <table:table-cell table:style-name="ce16" table:formula="of:=1-0.0267" office:value-type="float" office:value="0.9733" calcext:value-type="float">
            <text:p>0.9733</text:p>
          </table:table-cell>
          <table:table-cell table:style-name="Default" table:formula="of:=[.C113]*[.B114]" office:value-type="float" office:value="1.7341101511973" calcext:value-type="float">
            <text:p>1.7341101511973</text:p>
          </table:table-cell>
          <table:table-cell table:formula="of:=IF([.D113]&gt;1; [.D113]-1+[.B114]; [.D113]*[.B114])" office:value-type="float" office:value="1.622282626931" calcext:value-type="float">
            <text:p>1.622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2" calcext:value-type="date">
            <text:p>22/10/2021</text:p>
          </table:table-cell>
          <table:table-cell table:style-name="ce16" office:value-type="float" office:value="1.0158" calcext:value-type="float">
            <text:p>1.0158</text:p>
          </table:table-cell>
          <table:table-cell table:style-name="Default" table:formula="of:=[.C114]*[.B115]" office:value-type="float" office:value="1.76150909158621" calcext:value-type="float">
            <text:p>1.76150909158621</text:p>
          </table:table-cell>
          <table:table-cell table:formula="of:=IF([.D114]&gt;1; [.D114]-1+[.B115]; [.D114]*[.B115])" office:value-type="float" office:value="1.638082626931" calcext:value-type="float">
            <text:p>1.638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3" calcext:value-type="date">
            <text:p>23/10/2021</text:p>
          </table:table-cell>
          <table:table-cell table:style-name="ce16" office:value-type="float" office:value="1.0101" calcext:value-type="float">
            <text:p>1.0101</text:p>
          </table:table-cell>
          <table:table-cell table:style-name="Default" table:formula="of:=[.C115]*[.B116]" office:value-type="float" office:value="1.77930033341123" calcext:value-type="float">
            <text:p>1.77930033341123</text:p>
          </table:table-cell>
          <table:table-cell table:formula="of:=IF([.D115]&gt;1; [.D115]-1+[.B116]; [.D115]*[.B116])" office:value-type="float" office:value="1.648182626931" calcext:value-type="float">
            <text:p>1.648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4" calcext:value-type="date">
            <text:p>24/10/2021</text:p>
          </table:table-cell>
          <table:table-cell table:style-name="ce16" table:formula="of:=1-0.0004" office:value-type="float" office:value="0.9996" calcext:value-type="float">
            <text:p>0.9996</text:p>
          </table:table-cell>
          <table:table-cell table:style-name="Default" table:formula="of:=[.C116]*[.B117]" office:value-type="float" office:value="1.77858861327787" calcext:value-type="float">
            <text:p>1.77858861327787</text:p>
          </table:table-cell>
          <table:table-cell table:formula="of:=IF([.D116]&gt;1; [.D116]-1+[.B117]; [.D116]*[.B117])" office:value-type="float" office:value="1.647782626931" calcext:value-type="float">
            <text:p>1.647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5" calcext:value-type="date">
            <text:p>25/10/2021</text:p>
          </table:table-cell>
          <table:table-cell table:style-name="ce16" office:value-type="float" office:value="1.0113" calcext:value-type="float">
            <text:p>1.0113</text:p>
          </table:table-cell>
          <table:table-cell table:style-name="Default" table:formula="of:=[.C117]*[.B118]" office:value-type="float" office:value="1.79868666460791" calcext:value-type="float">
            <text:p>1.79868666460791</text:p>
          </table:table-cell>
          <table:table-cell table:formula="of:=IF([.D117]&gt;1; [.D117]-1+[.B118]; [.D117]*[.B118])" office:value-type="float" office:value="1.659082626931" calcext:value-type="float">
            <text:p>1.659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6" calcext:value-type="date">
            <text:p>26/10/2021</text:p>
          </table:table-cell>
          <table:table-cell table:style-name="ce16" table:formula="of:=1-0.005" office:value-type="float" office:value="0.995" calcext:value-type="float">
            <text:p>0.995</text:p>
          </table:table-cell>
          <table:table-cell table:style-name="Default" table:formula="of:=[.C118]*[.B119]" office:value-type="float" office:value="1.78969323128487" calcext:value-type="float">
            <text:p>1.78969323128487</text:p>
          </table:table-cell>
          <table:table-cell table:formula="of:=IF([.D118]&gt;1; [.D118]-1+[.B119]; [.D118]*[.B119])" office:value-type="float" office:value="1.654082626931" calcext:value-type="float">
            <text:p>1.654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7" calcext:value-type="date">
            <text:p>27/10/2021</text:p>
          </table:table-cell>
          <table:table-cell table:style-name="ce16" table:formula="of:=1-0.1041" office:value-type="float" office:value="0.8959" calcext:value-type="float">
            <text:p>0.8959</text:p>
          </table:table-cell>
          <table:table-cell table:style-name="Default" table:formula="of:=[.C119]*[.B120]" office:value-type="float" office:value="1.60338616590811" calcext:value-type="float">
            <text:p>1.60338616590811</text:p>
          </table:table-cell>
          <table:table-cell table:formula="of:=IF([.D119]&gt;1; [.D119]-1+[.B120]; [.D119]*[.B120])" office:value-type="float" office:value="1.549982626931" calcext:value-type="float">
            <text:p>1.549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8" calcext:value-type="date">
            <text:p>28/10/2021</text:p>
          </table:table-cell>
          <table:table-cell table:style-name="ce16" office:value-type="float" office:value="1.0318" calcext:value-type="float">
            <text:p>1.0318</text:p>
          </table:table-cell>
          <table:table-cell table:style-name="Default" table:formula="of:=[.C120]*[.B121]" office:value-type="float" office:value="1.65437384598399" calcext:value-type="float">
            <text:p>1.65437384598399</text:p>
          </table:table-cell>
          <table:table-cell table:formula="of:=IF([.D120]&gt;1; [.D120]-1+[.B121]; [.D120]*[.B121])" office:value-type="float" office:value="1.581782626931" calcext:value-type="float">
            <text:p>1.581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29" calcext:value-type="date">
            <text:p>29/10/2021</text:p>
          </table:table-cell>
          <table:table-cell table:style-name="ce16" office:value-type="float" office:value="1.0491" calcext:value-type="float">
            <text:p>1.0491</text:p>
          </table:table-cell>
          <table:table-cell table:style-name="Default" table:formula="of:=[.C121]*[.B122]" office:value-type="float" office:value="1.73560360182181" calcext:value-type="float">
            <text:p>1.73560360182181</text:p>
          </table:table-cell>
          <table:table-cell table:formula="of:=IF([.D121]&gt;1; [.D121]-1+[.B122]; [.D121]*[.B122])" office:value-type="float" office:value="1.630882626931" calcext:value-type="float">
            <text:p>1.630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30" calcext:value-type="date">
            <text:p>30/10/2021</text:p>
          </table:table-cell>
          <table:table-cell table:style-name="ce16" office:value-type="float" office:value="1.0143" calcext:value-type="float">
            <text:p>1.0143</text:p>
          </table:table-cell>
          <table:table-cell table:style-name="Default" table:formula="of:=[.C122]*[.B123]" office:value-type="float" office:value="1.76042273332786" calcext:value-type="float">
            <text:p>1.76042273332786</text:p>
          </table:table-cell>
          <table:table-cell table:formula="of:=IF([.D122]&gt;1; [.D122]-1+[.B123]; [.D122]*[.B123])" office:value-type="float" office:value="1.645182626931" calcext:value-type="float">
            <text:p>1.645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0-31" calcext:value-type="date">
            <text:p>31/10/2021</text:p>
          </table:table-cell>
          <table:table-cell table:style-name="ce16" office:value-type="float" office:value="1.0612" calcext:value-type="float">
            <text:p>1.0612</text:p>
          </table:table-cell>
          <table:table-cell table:style-name="Default" table:formula="of:=[.C123]*[.B124]" office:value-type="float" office:value="1.86816060460752" calcext:value-type="float">
            <text:p>1.86816060460752</text:p>
          </table:table-cell>
          <table:table-cell table:formula="of:=IF([.D123]&gt;1; [.D123]-1+[.B124]; [.D123]*[.B124])" office:value-type="float" office:value="1.706382626931" calcext:value-type="float">
            <text:p>1.706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1" calcext:value-type="date">
            <text:p>01/11/2021</text:p>
          </table:table-cell>
          <table:table-cell table:style-name="ce16" office:value-type="float" office:value="1.0078" calcext:value-type="float">
            <text:p>1.0078</text:p>
          </table:table-cell>
          <table:table-cell table:style-name="Default" table:formula="of:=[.C124]*[.B125]" office:value-type="float" office:value="1.88273225732346" calcext:value-type="float">
            <text:p>1.88273225732346</text:p>
          </table:table-cell>
          <table:table-cell table:formula="of:=IF([.D124]&gt;1; [.D124]-1+[.B125]; [.D124]*[.B125])" office:value-type="float" office:value="1.714182626931" calcext:value-type="float">
            <text:p>1.714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2" calcext:value-type="date">
            <text:p>02/11/2021</text:p>
          </table:table-cell>
          <table:table-cell table:style-name="ce16" office:value-type="float" office:value="1.0317" calcext:value-type="float">
            <text:p>1.0317</text:p>
          </table:table-cell>
          <table:table-cell table:style-name="Default" table:formula="of:=[.C125]*[.B126]" office:value-type="float" office:value="1.94241486988062" calcext:value-type="float">
            <text:p>1.94241486988062</text:p>
          </table:table-cell>
          <table:table-cell table:formula="of:=IF([.D125]&gt;1; [.D125]-1+[.B126]; [.D125]*[.B126])" office:value-type="float" office:value="1.745882626931" calcext:value-type="float">
            <text:p>1.745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3" calcext:value-type="date">
            <text:p>03/11/2021</text:p>
          </table:table-cell>
          <table:table-cell table:style-name="ce16" table:formula="of:=1-0.0269" office:value-type="float" office:value="0.9731" calcext:value-type="float">
            <text:p>0.9731</text:p>
          </table:table-cell>
          <table:table-cell table:style-name="Default" table:formula="of:=[.C126]*[.B127]" office:value-type="float" office:value="1.89016390988083" calcext:value-type="float">
            <text:p>1.89016390988083</text:p>
          </table:table-cell>
          <table:table-cell table:formula="of:=IF([.D126]&gt;1; [.D126]-1+[.B127]; [.D126]*[.B127])" office:value-type="float" office:value="1.718982626931" calcext:value-type="float">
            <text:p>1.718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4" calcext:value-type="date">
            <text:p>04/11/2021</text:p>
          </table:table-cell>
          <table:table-cell table:style-name="ce16" table:formula="of:=1-0.0094" office:value-type="float" office:value="0.9906" calcext:value-type="float">
            <text:p>0.9906</text:p>
          </table:table-cell>
          <table:table-cell table:style-name="Default" table:formula="of:=[.C127]*[.B128]" office:value-type="float" office:value="1.87239636912795" calcext:value-type="float">
            <text:p>1.87239636912795</text:p>
          </table:table-cell>
          <table:table-cell table:formula="of:=IF([.D127]&gt;1; [.D127]-1+[.B128]; [.D127]*[.B128])" office:value-type="float" office:value="1.709582626931" calcext:value-type="float">
            <text:p>1.709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5" calcext:value-type="date">
            <text:p>05/11/2021</text:p>
          </table:table-cell>
          <table:table-cell table:style-name="ce16" table:formula="of:=1-0.0041" office:value-type="float" office:value="0.9959" calcext:value-type="float">
            <text:p>0.9959</text:p>
          </table:table-cell>
          <table:table-cell table:style-name="Default" table:formula="of:=[.C128]*[.B129]" office:value-type="float" office:value="1.86471954401452" calcext:value-type="float">
            <text:p>1.86471954401452</text:p>
          </table:table-cell>
          <table:table-cell table:formula="of:=IF([.D128]&gt;1; [.D128]-1+[.B129]; [.D128]*[.B129])" office:value-type="float" office:value="1.705482626931" calcext:value-type="float">
            <text:p>1.705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6" calcext:value-type="date">
            <text:p>06/11/2021</text:p>
          </table:table-cell>
          <table:table-cell table:style-name="ce16" office:value-type="float" office:value="1.0078" calcext:value-type="float">
            <text:p>1.0078</text:p>
          </table:table-cell>
          <table:table-cell table:style-name="Default" table:formula="of:=[.C129]*[.B130]" office:value-type="float" office:value="1.87926435645784" calcext:value-type="float">
            <text:p>1.87926435645784</text:p>
          </table:table-cell>
          <table:table-cell table:formula="of:=IF([.D129]&gt;1; [.D129]-1+[.B130]; [.D129]*[.B130])" office:value-type="float" office:value="1.713282626931" calcext:value-type="float">
            <text:p>1.713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7" calcext:value-type="date">
            <text:p>07/11/2021</text:p>
          </table:table-cell>
          <table:table-cell table:style-name="ce16" office:value-type="float" office:value="1.0098" calcext:value-type="float">
            <text:p>1.0098</text:p>
          </table:table-cell>
          <table:table-cell table:style-name="Default" table:formula="of:=[.C130]*[.B131]" office:value-type="float" office:value="1.89768114715112" calcext:value-type="float">
            <text:p>1.89768114715112</text:p>
          </table:table-cell>
          <table:table-cell table:formula="of:=IF([.D130]&gt;1; [.D130]-1+[.B131]; [.D130]*[.B131])" office:value-type="float" office:value="1.723082626931" calcext:value-type="float">
            <text:p>1.723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8" calcext:value-type="date">
            <text:p>08/11/2021</text:p>
          </table:table-cell>
          <table:table-cell table:style-name="ce16" office:value-type="float" office:value="1.0049" calcext:value-type="float">
            <text:p>1.0049</text:p>
          </table:table-cell>
          <table:table-cell table:style-name="Default" table:formula="of:=[.C131]*[.B132]" office:value-type="float" office:value="1.90697978477216" calcext:value-type="float">
            <text:p>1.90697978477216</text:p>
          </table:table-cell>
          <table:table-cell table:formula="of:=IF([.D131]&gt;1; [.D131]-1+[.B132]; [.D131]*[.B132])" office:value-type="float" office:value="1.727982626931" calcext:value-type="float">
            <text:p>1.727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09" calcext:value-type="date">
            <text:p>09/11/2021</text:p>
          </table:table-cell>
          <table:table-cell table:style-name="ce16" office:value-type="float" office:value="1.0013" calcext:value-type="float">
            <text:p>1.0013</text:p>
          </table:table-cell>
          <table:table-cell table:style-name="Default" table:formula="of:=[.C132]*[.B133]" office:value-type="float" office:value="1.90945885849237" calcext:value-type="float">
            <text:p>1.90945885849237</text:p>
          </table:table-cell>
          <table:table-cell table:formula="of:=IF([.D132]&gt;1; [.D132]-1+[.B133]; [.D132]*[.B133])" office:value-type="float" office:value="1.729282626931" calcext:value-type="float">
            <text:p>1.729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0" calcext:value-type="date">
            <text:p>10/11/2021</text:p>
          </table:table-cell>
          <table:table-cell table:style-name="ce16" table:formula="of:=1-0.0609" office:value-type="float" office:value="0.9391" calcext:value-type="float">
            <text:p>0.9391</text:p>
          </table:table-cell>
          <table:table-cell table:style-name="Default" table:formula="of:=[.C133]*[.B134]" office:value-type="float" office:value="1.79317281401018" calcext:value-type="float">
            <text:p>1.79317281401018</text:p>
          </table:table-cell>
          <table:table-cell table:formula="of:=IF([.D133]&gt;1; [.D133]-1+[.B134]; [.D133]*[.B134])" office:value-type="float" office:value="1.668382626931" calcext:value-type="float">
            <text:p>1.668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1" calcext:value-type="date">
            <text:p>11/11/2021</text:p>
          </table:table-cell>
          <table:table-cell table:style-name="ce16" office:value-type="float" office:value="1.0137" calcext:value-type="float">
            <text:p>1.0137</text:p>
          </table:table-cell>
          <table:table-cell table:style-name="Default" table:formula="of:=[.C134]*[.B135]" office:value-type="float" office:value="1.81773928156212" calcext:value-type="float">
            <text:p>1.81773928156212</text:p>
          </table:table-cell>
          <table:table-cell table:formula="of:=IF([.D134]&gt;1; [.D134]-1+[.B135]; [.D134]*[.B135])" office:value-type="float" office:value="1.682082626931" calcext:value-type="float">
            <text:p>1.682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2" calcext:value-type="date">
            <text:p>12/11/2021</text:p>
          </table:table-cell>
          <table:table-cell table:style-name="ce16" office:value-type="float" office:value="1.0138" calcext:value-type="float">
            <text:p>1.0138</text:p>
          </table:table-cell>
          <table:table-cell table:style-name="Default" table:formula="of:=[.C135]*[.B136]" office:value-type="float" office:value="1.84282408364768" calcext:value-type="float">
            <text:p>1.84282408364768</text:p>
          </table:table-cell>
          <table:table-cell table:formula="of:=IF([.D135]&gt;1; [.D135]-1+[.B136]; [.D135]*[.B136])" office:value-type="float" office:value="1.695882626931" calcext:value-type="float">
            <text:p>1.695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3" calcext:value-type="date">
            <text:p>13/11/2021</text:p>
          </table:table-cell>
          <table:table-cell table:style-name="ce16" table:formula="of:=1-0.0007" office:value-type="float" office:value="0.9993" calcext:value-type="float">
            <text:p>0.9993</text:p>
          </table:table-cell>
          <table:table-cell table:style-name="Default" table:formula="of:=[.C136]*[.B137]" office:value-type="float" office:value="1.84153410678913" calcext:value-type="float">
            <text:p>1.84153410678913</text:p>
          </table:table-cell>
          <table:table-cell table:formula="of:=IF([.D136]&gt;1; [.D136]-1+[.B137]; [.D136]*[.B137])" office:value-type="float" office:value="1.695182626931" calcext:value-type="float">
            <text:p>1.695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4" calcext:value-type="date">
            <text:p>14/11/2021</text:p>
          </table:table-cell>
          <table:table-cell table:style-name="ce16" office:value-type="float" office:value="1.0075" calcext:value-type="float">
            <text:p>1.0075</text:p>
          </table:table-cell>
          <table:table-cell table:style-name="Default" table:formula="of:=[.C137]*[.B138]" office:value-type="float" office:value="1.85534561259004" calcext:value-type="float">
            <text:p>1.85534561259004</text:p>
          </table:table-cell>
          <table:table-cell table:formula="of:=IF([.D137]&gt;1; [.D137]-1+[.B138]; [.D137]*[.B138])" office:value-type="float" office:value="1.702682626931" calcext:value-type="float">
            <text:p>1.702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5" calcext:value-type="date">
            <text:p>15/11/2021</text:p>
          </table:table-cell>
          <table:table-cell table:style-name="ce16" office:value-type="float" office:value="1.0083" calcext:value-type="float">
            <text:p>1.0083</text:p>
          </table:table-cell>
          <table:table-cell table:style-name="Default" table:formula="of:=[.C138]*[.B139]" office:value-type="float" office:value="1.87074498117454" calcext:value-type="float">
            <text:p>1.87074498117454</text:p>
          </table:table-cell>
          <table:table-cell table:formula="of:=IF([.D138]&gt;1; [.D138]-1+[.B139]; [.D138]*[.B139])" office:value-type="float" office:value="1.710982626931" calcext:value-type="float">
            <text:p>1.710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6" calcext:value-type="date">
            <text:p>16/11/2021</text:p>
          </table:table-cell>
          <table:table-cell table:style-name="ce16" table:formula="of:=1-0.0687" office:value-type="float" office:value="0.9313" calcext:value-type="float">
            <text:p>0.9313</text:p>
          </table:table-cell>
          <table:table-cell table:style-name="Default" table:formula="of:=[.C139]*[.B140]" office:value-type="float" office:value="1.74222480096785" calcext:value-type="float">
            <text:p>1.74222480096785</text:p>
          </table:table-cell>
          <table:table-cell table:formula="of:=IF([.D139]&gt;1; [.D139]-1+[.B140]; [.D139]*[.B140])" office:value-type="float" office:value="1.642282626931" calcext:value-type="float">
            <text:p>1.642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7" calcext:value-type="date">
            <text:p>17/11/2021</text:p>
          </table:table-cell>
          <table:table-cell table:style-name="ce16" office:value-type="float" office:value="1.0161" calcext:value-type="float">
            <text:p>1.0161</text:p>
          </table:table-cell>
          <table:table-cell table:style-name="Default" table:formula="of:=[.C140]*[.B141]" office:value-type="float" office:value="1.77027462026343" calcext:value-type="float">
            <text:p>1.77027462026343</text:p>
          </table:table-cell>
          <table:table-cell table:formula="of:=IF([.D140]&gt;1; [.D140]-1+[.B141]; [.D140]*[.B141])" office:value-type="float" office:value="1.658382626931" calcext:value-type="float">
            <text:p>1.658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8" calcext:value-type="date">
            <text:p>18/11/2021</text:p>
          </table:table-cell>
          <table:table-cell table:style-name="ce16" table:formula="of:=1-0.0785" office:value-type="float" office:value="0.9215" calcext:value-type="float">
            <text:p>0.9215</text:p>
          </table:table-cell>
          <table:table-cell table:style-name="Default" table:formula="of:=[.C141]*[.B142]" office:value-type="float" office:value="1.63130806257275" calcext:value-type="float">
            <text:p>1.63130806257275</text:p>
          </table:table-cell>
          <table:table-cell table:formula="of:=IF([.D141]&gt;1; [.D141]-1+[.B142]; [.D141]*[.B142])" office:value-type="float" office:value="1.579882626931" calcext:value-type="float">
            <text:p>1.5798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19" calcext:value-type="date">
            <text:p>19/11/2021</text:p>
          </table:table-cell>
          <table:table-cell table:style-name="ce16" office:value-type="float" office:value="1.0569" calcext:value-type="float">
            <text:p>1.0569</text:p>
          </table:table-cell>
          <table:table-cell table:style-name="Default" table:formula="of:=[.C142]*[.B143]" office:value-type="float" office:value="1.72412949133314" calcext:value-type="float">
            <text:p>1.72412949133314</text:p>
          </table:table-cell>
          <table:table-cell table:formula="of:=IF([.D142]&gt;1; [.D142]-1+[.B143]; [.D142]*[.B143])" office:value-type="float" office:value="1.636782626931" calcext:value-type="float">
            <text:p>1.636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0" calcext:value-type="date">
            <text:p>20/11/2021</text:p>
          </table:table-cell>
          <table:table-cell table:style-name="ce16" office:value-type="float" office:value="1.0903" calcext:value-type="float">
            <text:p>1.0903</text:p>
          </table:table-cell>
          <table:table-cell table:style-name="Default" table:formula="of:=[.C143]*[.B144]" office:value-type="float" office:value="1.87981838440053" calcext:value-type="float">
            <text:p>1.87981838440053</text:p>
          </table:table-cell>
          <table:table-cell table:formula="of:=IF([.D143]&gt;1; [.D143]-1+[.B144]; [.D143]*[.B144])" office:value-type="float" office:value="1.727082626931" calcext:value-type="float">
            <text:p>1.7270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1" calcext:value-type="date">
            <text:p>21/11/2021</text:p>
          </table:table-cell>
          <table:table-cell table:style-name="ce16" office:value-type="float" office:value="1.0055" calcext:value-type="float">
            <text:p>1.0055</text:p>
          </table:table-cell>
          <table:table-cell table:style-name="Default" table:formula="of:=[.C144]*[.B145]" office:value-type="float" office:value="1.89015738551473" calcext:value-type="float">
            <text:p>1.89015738551473</text:p>
          </table:table-cell>
          <table:table-cell table:formula="of:=IF([.D144]&gt;1; [.D144]-1+[.B145]; [.D144]*[.B145])" office:value-type="float" office:value="1.732582626931" calcext:value-type="float">
            <text:p>1.732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2" calcext:value-type="date">
            <text:p>22/11/2021</text:p>
          </table:table-cell>
          <table:table-cell table:style-name="ce16" table:formula="of:=1-0.0192" office:value-type="float" office:value="0.9808" calcext:value-type="float">
            <text:p>0.9808</text:p>
          </table:table-cell>
          <table:table-cell table:style-name="Default" table:formula="of:=[.C145]*[.B146]" office:value-type="float" office:value="1.85386636371285" calcext:value-type="float">
            <text:p>1.85386636371285</text:p>
          </table:table-cell>
          <table:table-cell table:formula="of:=IF([.D145]&gt;1; [.D145]-1+[.B146]; [.D145]*[.B146])" office:value-type="float" office:value="1.713382626931" calcext:value-type="float">
            <text:p>1.7133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3" calcext:value-type="date">
            <text:p>23/11/2021</text:p>
          </table:table-cell>
          <table:table-cell table:style-name="ce16" office:value-type="float" office:value="1.0229" calcext:value-type="float">
            <text:p>1.0229</text:p>
          </table:table-cell>
          <table:table-cell table:style-name="Default" table:formula="of:=[.C146]*[.B147]" office:value-type="float" office:value="1.89631990344187" calcext:value-type="float">
            <text:p>1.89631990344187</text:p>
          </table:table-cell>
          <table:table-cell table:formula="of:=IF([.D146]&gt;1; [.D146]-1+[.B147]; [.D146]*[.B147])" office:value-type="float" office:value="1.736282626931" calcext:value-type="float">
            <text:p>1.7362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4" calcext:value-type="date">
            <text:p>24/11/2021</text:p>
          </table:table-cell>
          <table:table-cell table:style-name="ce16" table:formula="of:=1-0.0205" office:value-type="float" office:value="0.9795" calcext:value-type="float">
            <text:p>0.9795</text:p>
          </table:table-cell>
          <table:table-cell table:style-name="Default" table:formula="of:=[.C147]*[.B148]" office:value-type="float" office:value="1.85744534542131" calcext:value-type="float">
            <text:p>1.85744534542131</text:p>
          </table:table-cell>
          <table:table-cell table:formula="of:=IF([.D147]&gt;1; [.D147]-1+[.B148]; [.D147]*[.B148])" office:value-type="float" office:value="1.715782626931" calcext:value-type="float">
            <text:p>1.715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5" calcext:value-type="date">
            <text:p>25/11/2021</text:p>
          </table:table-cell>
          <table:table-cell table:style-name="ce16" office:value-type="float" office:value="1.0702" calcext:value-type="float">
            <text:p>1.0702</text:p>
          </table:table-cell>
          <table:table-cell table:style-name="Default" table:formula="of:=[.C148]*[.B149]" office:value-type="float" office:value="1.98783800866989" calcext:value-type="float">
            <text:p>1.98783800866989</text:p>
          </table:table-cell>
          <table:table-cell table:formula="of:=IF([.D148]&gt;1; [.D148]-1+[.B149]; [.D148]*[.B149])" office:value-type="float" office:value="1.785982626931" calcext:value-type="float">
            <text:p>1.7859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6" calcext:value-type="date">
            <text:p>26/11/2021</text:p>
          </table:table-cell>
          <table:table-cell table:style-name="ce16" table:formula="of:=1-0.0878" office:value-type="float" office:value="0.9122" calcext:value-type="float">
            <text:p>0.9122</text:p>
          </table:table-cell>
          <table:table-cell table:style-name="Default" table:formula="of:=[.C149]*[.B150]" office:value-type="float" office:value="1.81330583150867" calcext:value-type="float">
            <text:p>1.81330583150867</text:p>
          </table:table-cell>
          <table:table-cell table:formula="of:=IF([.D149]&gt;1; [.D149]-1+[.B150]; [.D149]*[.B150])" office:value-type="float" office:value="1.698182626931" calcext:value-type="float">
            <text:p>1.698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7" calcext:value-type="date">
            <text:p>27/11/2021</text:p>
          </table:table-cell>
          <table:table-cell table:style-name="ce16" office:value-type="float" office:value="1.0064" calcext:value-type="float">
            <text:p>1.0064</text:p>
          </table:table-cell>
          <table:table-cell table:style-name="Default" table:formula="of:=[.C150]*[.B151]" office:value-type="float" office:value="1.82491098883033" calcext:value-type="float">
            <text:p>1.82491098883033</text:p>
          </table:table-cell>
          <table:table-cell table:formula="of:=IF([.D150]&gt;1; [.D150]-1+[.B151]; [.D150]*[.B151])" office:value-type="float" office:value="1.704582626931" calcext:value-type="float">
            <text:p>1.7045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8" calcext:value-type="date">
            <text:p>28/11/2021</text:p>
          </table:table-cell>
          <table:table-cell table:style-name="ce16" table:formula="of:=1-0.0034" office:value-type="float" office:value="0.9966" calcext:value-type="float">
            <text:p>0.9966</text:p>
          </table:table-cell>
          <table:table-cell table:style-name="Default" table:formula="of:=[.C151]*[.B152]" office:value-type="float" office:value="1.8187062914683" calcext:value-type="float">
            <text:p>1.8187062914683</text:p>
          </table:table-cell>
          <table:table-cell table:formula="of:=IF([.D151]&gt;1; [.D151]-1+[.B152]; [.D151]*[.B152])" office:value-type="float" office:value="1.701182626931" calcext:value-type="float">
            <text:p>1.7011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29" calcext:value-type="date">
            <text:p>29/11/2021</text:p>
          </table:table-cell>
          <table:table-cell table:style-name="ce16" office:value-type="float" office:value="1.0036" calcext:value-type="float">
            <text:p>1.0036</text:p>
          </table:table-cell>
          <table:table-cell table:style-name="Default" table:formula="of:=[.C152]*[.B153]" office:value-type="float" office:value="1.82525363411759" calcext:value-type="float">
            <text:p>1.82525363411759</text:p>
          </table:table-cell>
          <table:table-cell table:formula="of:=IF([.D152]&gt;1; [.D152]-1+[.B153]; [.D152]*[.B153])" office:value-type="float" office:value="1.704782626931" calcext:value-type="float">
            <text:p>1.704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1-30" calcext:value-type="date">
            <text:p>30/11/2021</text:p>
          </table:table-cell>
          <table:table-cell table:style-name="ce16" table:formula="of:=1-0.019" office:value-type="float" office:value="0.981" calcext:value-type="float">
            <text:p>0.981</text:p>
          </table:table-cell>
          <table:table-cell table:style-name="Default" table:formula="of:=[.C153]*[.B154]" office:value-type="float" office:value="1.79057381506936" calcext:value-type="float">
            <text:p>1.79057381506936</text:p>
          </table:table-cell>
          <table:table-cell table:formula="of:=IF([.D153]&gt;1; [.D153]-1+[.B154]; [.D153]*[.B154])" office:value-type="float" office:value="1.685782626931" calcext:value-type="float">
            <text:p>1.6857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1" calcext:value-type="date">
            <text:p>01/12/2021</text:p>
          </table:table-cell>
          <table:table-cell table:style-name="ce16" office:value-type="float" office:value="1.0269" calcext:value-type="float">
            <text:p>1.0269</text:p>
          </table:table-cell>
          <table:table-cell table:style-name="Default" table:formula="of:=[.C154]*[.B155]" office:value-type="float" office:value="1.83874025069472" calcext:value-type="float">
            <text:p>1.83874025069472</text:p>
          </table:table-cell>
          <table:table-cell table:formula="of:=IF([.D154]&gt;1; [.D154]-1+[.B155]; [.D154]*[.B155])" office:value-type="float" office:value="1.712682626931" calcext:value-type="float">
            <text:p>1.7126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2" calcext:value-type="date">
            <text:p>02/12/2021</text:p>
          </table:table-cell>
          <table:table-cell table:style-name="ce16" office:value-type="float" office:value="1.0428" calcext:value-type="float">
            <text:p>1.0428</text:p>
          </table:table-cell>
          <table:table-cell table:style-name="Default" table:formula="of:=[.C155]*[.B156]" office:value-type="float" office:value="1.91743833342446" calcext:value-type="float">
            <text:p>1.91743833342446</text:p>
          </table:table-cell>
          <table:table-cell table:formula="of:=IF([.D155]&gt;1; [.D155]-1+[.B156]; [.D155]*[.B156])" office:value-type="float" office:value="1.755482626931" calcext:value-type="float">
            <text:p>1.7554826269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3" calcext:value-type="date">
            <text:p>03/12/2021</text:p>
          </table:table-cell>
          <table:table-cell table:style-name="ce16"/>
          <table:table-cell table:style-name="Default" table:formula="of:=[.C156]*[.B157]" office:value-type="float" office:value="0" calcext:value-type="float">
            <text:p>0</text:p>
          </table:table-cell>
          <table:table-cell table:formula="of:=IF([.D156]&gt;1; [.D156]-1+[.B157]; [.D156]*[.B157])" office:value-type="float" office:value="0.755482626931003" calcext:value-type="float">
            <text:p>0.75548262693100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4" calcext:value-type="date">
            <text:p>04/12/2021</text:p>
          </table:table-cell>
          <table:table-cell table:style-name="ce16"/>
          <table:table-cell table:style-name="Default" table:formula="of:=[.C157]*[.B158]" office:value-type="float" office:value="0" calcext:value-type="float">
            <text:p>0</text:p>
          </table:table-cell>
          <table:table-cell table:formula="of:=IF([.D157]&gt;1; [.D157]-1+[.B158]; [.D157]*[.B15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5" calcext:value-type="date">
            <text:p>05/12/2021</text:p>
          </table:table-cell>
          <table:table-cell table:style-name="ce16"/>
          <table:table-cell table:style-name="Default" table:formula="of:=[.C158]*[.B159]" office:value-type="float" office:value="0" calcext:value-type="float">
            <text:p>0</text:p>
          </table:table-cell>
          <table:table-cell table:formula="of:=IF([.D158]&gt;1; [.D158]-1+[.B159]; [.D158]*[.B1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6" calcext:value-type="date">
            <text:p>06/12/2021</text:p>
          </table:table-cell>
          <table:table-cell table:style-name="ce16"/>
          <table:table-cell table:style-name="Default" table:formula="of:=[.C159]*[.B160]" office:value-type="float" office:value="0" calcext:value-type="float">
            <text:p>0</text:p>
          </table:table-cell>
          <table:table-cell table:formula="of:=IF([.D159]&gt;1; [.D159]-1+[.B160]; [.D159]*[.B16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7" calcext:value-type="date">
            <text:p>07/12/2021</text:p>
          </table:table-cell>
          <table:table-cell table:style-name="ce16"/>
          <table:table-cell table:style-name="Default" table:formula="of:=[.C160]*[.B161]" office:value-type="float" office:value="0" calcext:value-type="float">
            <text:p>0</text:p>
          </table:table-cell>
          <table:table-cell table:formula="of:=IF([.D160]&gt;1; [.D160]-1+[.B161]; [.D160]*[.B16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8" calcext:value-type="date">
            <text:p>08/12/2021</text:p>
          </table:table-cell>
          <table:table-cell table:style-name="ce16"/>
          <table:table-cell table:style-name="Default" table:formula="of:=[.C161]*[.B162]" office:value-type="float" office:value="0" calcext:value-type="float">
            <text:p>0</text:p>
          </table:table-cell>
          <table:table-cell table:formula="of:=IF([.D161]&gt;1; [.D161]-1+[.B162]; [.D161]*[.B16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09" calcext:value-type="date">
            <text:p>09/12/2021</text:p>
          </table:table-cell>
          <table:table-cell table:style-name="ce16"/>
          <table:table-cell table:style-name="Default" table:formula="of:=[.C162]*[.B163]" office:value-type="float" office:value="0" calcext:value-type="float">
            <text:p>0</text:p>
          </table:table-cell>
          <table:table-cell table:formula="of:=IF([.D162]&gt;1; [.D162]-1+[.B163]; [.D162]*[.B16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0" calcext:value-type="date">
            <text:p>10/12/2021</text:p>
          </table:table-cell>
          <table:table-cell table:style-name="ce16"/>
          <table:table-cell table:style-name="Default" table:formula="of:=[.C163]*[.B164]" office:value-type="float" office:value="0" calcext:value-type="float">
            <text:p>0</text:p>
          </table:table-cell>
          <table:table-cell table:formula="of:=IF([.D163]&gt;1; [.D163]-1+[.B164]; [.D163]*[.B16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1" calcext:value-type="date">
            <text:p>11/12/2021</text:p>
          </table:table-cell>
          <table:table-cell table:style-name="ce16"/>
          <table:table-cell table:style-name="Default" table:formula="of:=[.C164]*[.B165]" office:value-type="float" office:value="0" calcext:value-type="float">
            <text:p>0</text:p>
          </table:table-cell>
          <table:table-cell table:formula="of:=IF([.D164]&gt;1; [.D164]-1+[.B165]; [.D164]*[.B16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2" calcext:value-type="date">
            <text:p>12/12/2021</text:p>
          </table:table-cell>
          <table:table-cell table:style-name="ce16"/>
          <table:table-cell table:style-name="Default" table:formula="of:=[.C165]*[.B166]" office:value-type="float" office:value="0" calcext:value-type="float">
            <text:p>0</text:p>
          </table:table-cell>
          <table:table-cell table:formula="of:=IF([.D165]&gt;1; [.D165]-1+[.B166]; [.D165]*[.B16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3" calcext:value-type="date">
            <text:p>13/12/2021</text:p>
          </table:table-cell>
          <table:table-cell table:style-name="ce16"/>
          <table:table-cell table:style-name="Default" table:formula="of:=[.C166]*[.B167]" office:value-type="float" office:value="0" calcext:value-type="float">
            <text:p>0</text:p>
          </table:table-cell>
          <table:table-cell table:formula="of:=IF([.D166]&gt;1; [.D166]-1+[.B167]; [.D166]*[.B16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4" calcext:value-type="date">
            <text:p>14/12/2021</text:p>
          </table:table-cell>
          <table:table-cell table:style-name="ce16"/>
          <table:table-cell table:style-name="Default" table:formula="of:=[.C167]*[.B168]" office:value-type="float" office:value="0" calcext:value-type="float">
            <text:p>0</text:p>
          </table:table-cell>
          <table:table-cell table:formula="of:=IF([.D167]&gt;1; [.D167]-1+[.B168]; [.D167]*[.B16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5" calcext:value-type="date">
            <text:p>15/12/2021</text:p>
          </table:table-cell>
          <table:table-cell table:style-name="ce16"/>
          <table:table-cell table:style-name="Default" table:formula="of:=[.C168]*[.B169]" office:value-type="float" office:value="0" calcext:value-type="float">
            <text:p>0</text:p>
          </table:table-cell>
          <table:table-cell table:formula="of:=IF([.D168]&gt;1; [.D168]-1+[.B169]; [.D168]*[.B16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6" calcext:value-type="date">
            <text:p>16/12/2021</text:p>
          </table:table-cell>
          <table:table-cell table:style-name="ce16"/>
          <table:table-cell table:style-name="Default" table:formula="of:=[.C169]*[.B170]" office:value-type="float" office:value="0" calcext:value-type="float">
            <text:p>0</text:p>
          </table:table-cell>
          <table:table-cell table:formula="of:=IF([.D169]&gt;1; [.D169]-1+[.B170]; [.D169]*[.B17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7" calcext:value-type="date">
            <text:p>17/12/2021</text:p>
          </table:table-cell>
          <table:table-cell table:style-name="ce16"/>
          <table:table-cell table:style-name="Default" table:formula="of:=[.C170]*[.B171]" office:value-type="float" office:value="0" calcext:value-type="float">
            <text:p>0</text:p>
          </table:table-cell>
          <table:table-cell table:formula="of:=IF([.D170]&gt;1; [.D170]-1+[.B171]; [.D170]*[.B17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8" calcext:value-type="date">
            <text:p>18/12/2021</text:p>
          </table:table-cell>
          <table:table-cell table:style-name="ce16"/>
          <table:table-cell table:style-name="Default" table:formula="of:=[.C171]*[.B172]" office:value-type="float" office:value="0" calcext:value-type="float">
            <text:p>0</text:p>
          </table:table-cell>
          <table:table-cell table:formula="of:=IF([.D171]&gt;1; [.D171]-1+[.B172]; [.D171]*[.B17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19" calcext:value-type="date">
            <text:p>19/12/2021</text:p>
          </table:table-cell>
          <table:table-cell table:style-name="ce16"/>
          <table:table-cell table:style-name="Default" table:formula="of:=[.C172]*[.B173]" office:value-type="float" office:value="0" calcext:value-type="float">
            <text:p>0</text:p>
          </table:table-cell>
          <table:table-cell table:formula="of:=IF([.D172]&gt;1; [.D172]-1+[.B173]; [.D172]*[.B1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0" calcext:value-type="date">
            <text:p>20/12/2021</text:p>
          </table:table-cell>
          <table:table-cell table:style-name="ce16"/>
          <table:table-cell table:style-name="Default" table:formula="of:=[.C173]*[.B174]" office:value-type="float" office:value="0" calcext:value-type="float">
            <text:p>0</text:p>
          </table:table-cell>
          <table:table-cell table:formula="of:=IF([.D173]&gt;1; [.D173]-1+[.B174]; [.D173]*[.B1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1" calcext:value-type="date">
            <text:p>21/12/2021</text:p>
          </table:table-cell>
          <table:table-cell table:style-name="ce16"/>
          <table:table-cell table:style-name="Default" table:formula="of:=[.C174]*[.B175]" office:value-type="float" office:value="0" calcext:value-type="float">
            <text:p>0</text:p>
          </table:table-cell>
          <table:table-cell table:formula="of:=IF([.D174]&gt;1; [.D174]-1+[.B175]; [.D174]*[.B1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2" calcext:value-type="date">
            <text:p>22/12/2021</text:p>
          </table:table-cell>
          <table:table-cell table:style-name="ce16"/>
          <table:table-cell table:style-name="Default" table:formula="of:=[.C175]*[.B176]" office:value-type="float" office:value="0" calcext:value-type="float">
            <text:p>0</text:p>
          </table:table-cell>
          <table:table-cell table:formula="of:=IF([.D175]&gt;1; [.D175]-1+[.B176]; [.D175]*[.B1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3" calcext:value-type="date">
            <text:p>23/12/2021</text:p>
          </table:table-cell>
          <table:table-cell table:style-name="ce16"/>
          <table:table-cell table:style-name="Default" table:formula="of:=[.C176]*[.B177]" office:value-type="float" office:value="0" calcext:value-type="float">
            <text:p>0</text:p>
          </table:table-cell>
          <table:table-cell table:formula="of:=IF([.D176]&gt;1; [.D176]-1+[.B177]; [.D176]*[.B17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4" calcext:value-type="date">
            <text:p>24/12/2021</text:p>
          </table:table-cell>
          <table:table-cell table:style-name="ce16"/>
          <table:table-cell table:style-name="Default" table:formula="of:=[.C177]*[.B178]" office:value-type="float" office:value="0" calcext:value-type="float">
            <text:p>0</text:p>
          </table:table-cell>
          <table:table-cell table:formula="of:=IF([.D177]&gt;1; [.D177]-1+[.B178]; [.D177]*[.B17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5" calcext:value-type="date">
            <text:p>25/12/2021</text:p>
          </table:table-cell>
          <table:table-cell table:style-name="ce16"/>
          <table:table-cell table:style-name="Default" table:formula="of:=[.C178]*[.B179]" office:value-type="float" office:value="0" calcext:value-type="float">
            <text:p>0</text:p>
          </table:table-cell>
          <table:table-cell table:formula="of:=IF([.D178]&gt;1; [.D178]-1+[.B179]; [.D178]*[.B17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6" calcext:value-type="date">
            <text:p>26/12/2021</text:p>
          </table:table-cell>
          <table:table-cell table:style-name="ce16"/>
          <table:table-cell table:style-name="Default" table:formula="of:=[.C179]*[.B180]" office:value-type="float" office:value="0" calcext:value-type="float">
            <text:p>0</text:p>
          </table:table-cell>
          <table:table-cell table:formula="of:=IF([.D179]&gt;1; [.D179]-1+[.B180]; [.D179]*[.B18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7" calcext:value-type="date">
            <text:p>27/12/2021</text:p>
          </table:table-cell>
          <table:table-cell table:style-name="ce16"/>
          <table:table-cell table:style-name="Default" table:formula="of:=[.C180]*[.B181]" office:value-type="float" office:value="0" calcext:value-type="float">
            <text:p>0</text:p>
          </table:table-cell>
          <table:table-cell table:formula="of:=IF([.D180]&gt;1; [.D180]-1+[.B181]; [.D180]*[.B18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8" calcext:value-type="date">
            <text:p>28/12/2021</text:p>
          </table:table-cell>
          <table:table-cell table:style-name="ce16"/>
          <table:table-cell table:style-name="Default" table:formula="of:=[.C181]*[.B182]" office:value-type="float" office:value="0" calcext:value-type="float">
            <text:p>0</text:p>
          </table:table-cell>
          <table:table-cell table:formula="of:=IF([.D181]&gt;1; [.D181]-1+[.B182]; [.D181]*[.B1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29" calcext:value-type="date">
            <text:p>29/12/2021</text:p>
          </table:table-cell>
          <table:table-cell table:style-name="ce16"/>
          <table:table-cell table:style-name="Default" table:formula="of:=[.C182]*[.B183]" office:value-type="float" office:value="0" calcext:value-type="float">
            <text:p>0</text:p>
          </table:table-cell>
          <table:table-cell table:formula="of:=IF([.D182]&gt;1; [.D182]-1+[.B183]; [.D182]*[.B18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30" calcext:value-type="date">
            <text:p>30/12/2021</text:p>
          </table:table-cell>
          <table:table-cell table:style-name="ce16"/>
          <table:table-cell table:style-name="Default" table:formula="of:=[.C183]*[.B184]" office:value-type="float" office:value="0" calcext:value-type="float">
            <text:p>0</text:p>
          </table:table-cell>
          <table:table-cell table:formula="of:=IF([.D183]&gt;1; [.D183]-1+[.B184]; [.D183]*[.B18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1-12-31" calcext:value-type="date">
            <text:p>31/12/2021</text:p>
          </table:table-cell>
          <table:table-cell table:style-name="ce16"/>
          <table:table-cell table:style-name="Default" table:formula="of:=[.C184]*[.B185]" office:value-type="float" office:value="0" calcext:value-type="float">
            <text:p>0</text:p>
          </table:table-cell>
          <table:table-cell table:formula="of:=IF([.D184]&gt;1; [.D184]-1+[.B185]; [.D184]*[.B18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1" calcext:value-type="date">
            <text:p>01/01/2022</text:p>
          </table:table-cell>
          <table:table-cell table:style-name="ce16"/>
          <table:table-cell table:style-name="Default" table:formula="of:=[.C185]*[.B186]" office:value-type="float" office:value="0" calcext:value-type="float">
            <text:p>0</text:p>
          </table:table-cell>
          <table:table-cell table:formula="of:=IF([.D185]&gt;1; [.D185]-1+[.B186]; [.D185]*[.B18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2" calcext:value-type="date">
            <text:p>02/01/2022</text:p>
          </table:table-cell>
          <table:table-cell table:style-name="ce16"/>
          <table:table-cell table:style-name="Default" table:formula="of:=[.C186]*[.B187]" office:value-type="float" office:value="0" calcext:value-type="float">
            <text:p>0</text:p>
          </table:table-cell>
          <table:table-cell table:formula="of:=IF([.D186]&gt;1; [.D186]-1+[.B187]; [.D186]*[.B18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3" calcext:value-type="date">
            <text:p>03/01/2022</text:p>
          </table:table-cell>
          <table:table-cell table:style-name="ce16"/>
          <table:table-cell table:style-name="Default" table:formula="of:=[.C187]*[.B188]" office:value-type="float" office:value="0" calcext:value-type="float">
            <text:p>0</text:p>
          </table:table-cell>
          <table:table-cell table:formula="of:=IF([.D187]&gt;1; [.D187]-1+[.B188]; [.D187]*[.B18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4" calcext:value-type="date">
            <text:p>04/01/2022</text:p>
          </table:table-cell>
          <table:table-cell table:style-name="ce16"/>
          <table:table-cell table:style-name="Default" table:formula="of:=[.C188]*[.B189]" office:value-type="float" office:value="0" calcext:value-type="float">
            <text:p>0</text:p>
          </table:table-cell>
          <table:table-cell table:formula="of:=IF([.D188]&gt;1; [.D188]-1+[.B189]; [.D188]*[.B18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5" calcext:value-type="date">
            <text:p>05/01/2022</text:p>
          </table:table-cell>
          <table:table-cell table:style-name="ce16"/>
          <table:table-cell table:style-name="Default" table:formula="of:=[.C189]*[.B190]" office:value-type="float" office:value="0" calcext:value-type="float">
            <text:p>0</text:p>
          </table:table-cell>
          <table:table-cell table:formula="of:=IF([.D189]&gt;1; [.D189]-1+[.B190]; [.D189]*[.B19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6" calcext:value-type="date">
            <text:p>06/01/2022</text:p>
          </table:table-cell>
          <table:table-cell table:style-name="ce16"/>
          <table:table-cell table:style-name="Default" table:formula="of:=[.C190]*[.B191]" office:value-type="float" office:value="0" calcext:value-type="float">
            <text:p>0</text:p>
          </table:table-cell>
          <table:table-cell table:formula="of:=IF([.D190]&gt;1; [.D190]-1+[.B191]; [.D190]*[.B19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7" calcext:value-type="date">
            <text:p>07/01/2022</text:p>
          </table:table-cell>
          <table:table-cell table:style-name="ce16"/>
          <table:table-cell table:style-name="Default" table:formula="of:=[.C191]*[.B192]" office:value-type="float" office:value="0" calcext:value-type="float">
            <text:p>0</text:p>
          </table:table-cell>
          <table:table-cell table:formula="of:=IF([.D191]&gt;1; [.D191]-1+[.B192]; [.D191]*[.B19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8" calcext:value-type="date">
            <text:p>08/01/2022</text:p>
          </table:table-cell>
          <table:table-cell table:style-name="ce25"/>
          <table:table-cell table:style-name="Default" table:formula="of:=[.C192]*[.B193]" office:value-type="float" office:value="0" calcext:value-type="float">
            <text:p>0</text:p>
          </table:table-cell>
          <table:table-cell table:formula="of:=IF([.D192]&gt;1; [.D192]-1+[.B193]; [.D192]*[.B19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09" calcext:value-type="date">
            <text:p>09/01/2022</text:p>
          </table:table-cell>
          <table:table-cell table:style-name="ce25"/>
          <table:table-cell table:style-name="Default" table:formula="of:=[.C193]*[.B194]" office:value-type="float" office:value="0" calcext:value-type="float">
            <text:p>0</text:p>
          </table:table-cell>
          <table:table-cell table:formula="of:=IF([.D193]&gt;1; [.D193]-1+[.B194]; [.D193]*[.B19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0" calcext:value-type="date">
            <text:p>10/01/2022</text:p>
          </table:table-cell>
          <table:table-cell table:style-name="ce25"/>
          <table:table-cell table:style-name="Default" table:formula="of:=[.C194]*[.B195]" office:value-type="float" office:value="0" calcext:value-type="float">
            <text:p>0</text:p>
          </table:table-cell>
          <table:table-cell table:formula="of:=IF([.D194]&gt;1; [.D194]-1+[.B195]; [.D194]*[.B19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1" calcext:value-type="date">
            <text:p>11/01/2022</text:p>
          </table:table-cell>
          <table:table-cell table:style-name="ce25"/>
          <table:table-cell table:style-name="Default" table:formula="of:=[.C195]*[.B196]" office:value-type="float" office:value="0" calcext:value-type="float">
            <text:p>0</text:p>
          </table:table-cell>
          <table:table-cell table:formula="of:=IF([.D195]&gt;1; [.D195]-1+[.B196]; [.D195]*[.B19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2" calcext:value-type="date">
            <text:p>12/01/2022</text:p>
          </table:table-cell>
          <table:table-cell table:style-name="ce25"/>
          <table:table-cell table:style-name="Default" table:formula="of:=[.C196]*[.B197]" office:value-type="float" office:value="0" calcext:value-type="float">
            <text:p>0</text:p>
          </table:table-cell>
          <table:table-cell table:formula="of:=IF([.D196]&gt;1; [.D196]-1+[.B197]; [.D196]*[.B19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3" calcext:value-type="date">
            <text:p>13/01/2022</text:p>
          </table:table-cell>
          <table:table-cell table:style-name="ce25"/>
          <table:table-cell table:style-name="Default" table:formula="of:=[.C197]*[.B198]" office:value-type="float" office:value="0" calcext:value-type="float">
            <text:p>0</text:p>
          </table:table-cell>
          <table:table-cell table:formula="of:=IF([.D197]&gt;1; [.D197]-1+[.B198]; [.D197]*[.B19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4" calcext:value-type="date">
            <text:p>14/01/2022</text:p>
          </table:table-cell>
          <table:table-cell table:style-name="ce25"/>
          <table:table-cell table:style-name="Default" table:formula="of:=[.C198]*[.B199]" office:value-type="float" office:value="0" calcext:value-type="float">
            <text:p>0</text:p>
          </table:table-cell>
          <table:table-cell table:formula="of:=IF([.D198]&gt;1; [.D198]-1+[.B199]; [.D198]*[.B19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5" calcext:value-type="date">
            <text:p>15/01/2022</text:p>
          </table:table-cell>
          <table:table-cell table:style-name="ce25"/>
          <table:table-cell table:style-name="Default" table:formula="of:=[.C199]*[.B200]" office:value-type="float" office:value="0" calcext:value-type="float">
            <text:p>0</text:p>
          </table:table-cell>
          <table:table-cell table:formula="of:=IF([.D199]&gt;1; [.D199]-1+[.B200]; [.D199]*[.B20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6" calcext:value-type="date">
            <text:p>16/01/2022</text:p>
          </table:table-cell>
          <table:table-cell table:style-name="ce25"/>
          <table:table-cell table:style-name="Default" table:formula="of:=[.C200]*[.B201]" office:value-type="float" office:value="0" calcext:value-type="float">
            <text:p>0</text:p>
          </table:table-cell>
          <table:table-cell table:formula="of:=IF([.D200]&gt;1; [.D200]-1+[.B201]; [.D200]*[.B20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7" calcext:value-type="date">
            <text:p>17/01/2022</text:p>
          </table:table-cell>
          <table:table-cell table:style-name="ce25"/>
          <table:table-cell table:style-name="Default" table:formula="of:=[.C201]*[.B202]" office:value-type="float" office:value="0" calcext:value-type="float">
            <text:p>0</text:p>
          </table:table-cell>
          <table:table-cell table:formula="of:=IF([.D201]&gt;1; [.D201]-1+[.B202]; [.D201]*[.B20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8" calcext:value-type="date">
            <text:p>18/01/2022</text:p>
          </table:table-cell>
          <table:table-cell table:style-name="ce25"/>
          <table:table-cell table:style-name="Default" table:formula="of:=[.C202]*[.B203]" office:value-type="float" office:value="0" calcext:value-type="float">
            <text:p>0</text:p>
          </table:table-cell>
          <table:table-cell table:formula="of:=IF([.D202]&gt;1; [.D202]-1+[.B203]; [.D202]*[.B20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19" calcext:value-type="date">
            <text:p>19/01/2022</text:p>
          </table:table-cell>
          <table:table-cell table:style-name="ce25"/>
          <table:table-cell table:style-name="Default" table:formula="of:=[.C203]*[.B204]" office:value-type="float" office:value="0" calcext:value-type="float">
            <text:p>0</text:p>
          </table:table-cell>
          <table:table-cell table:formula="of:=IF([.D203]&gt;1; [.D203]-1+[.B204]; [.D203]*[.B20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0" calcext:value-type="date">
            <text:p>20/01/2022</text:p>
          </table:table-cell>
          <table:table-cell table:style-name="ce25"/>
          <table:table-cell table:style-name="Default" table:formula="of:=[.C204]*[.B205]" office:value-type="float" office:value="0" calcext:value-type="float">
            <text:p>0</text:p>
          </table:table-cell>
          <table:table-cell table:formula="of:=IF([.D204]&gt;1; [.D204]-1+[.B205]; [.D204]*[.B20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1" calcext:value-type="date">
            <text:p>21/01/2022</text:p>
          </table:table-cell>
          <table:table-cell table:style-name="ce25"/>
          <table:table-cell table:style-name="Default" table:formula="of:=[.C205]*[.B206]" office:value-type="float" office:value="0" calcext:value-type="float">
            <text:p>0</text:p>
          </table:table-cell>
          <table:table-cell table:formula="of:=IF([.D205]&gt;1; [.D205]-1+[.B206]; [.D205]*[.B20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2" calcext:value-type="date">
            <text:p>22/01/2022</text:p>
          </table:table-cell>
          <table:table-cell table:style-name="ce25"/>
          <table:table-cell table:style-name="Default" table:formula="of:=[.C206]*[.B207]" office:value-type="float" office:value="0" calcext:value-type="float">
            <text:p>0</text:p>
          </table:table-cell>
          <table:table-cell table:formula="of:=IF([.D206]&gt;1; [.D206]-1+[.B207]; [.D206]*[.B20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3" calcext:value-type="date">
            <text:p>23/01/2022</text:p>
          </table:table-cell>
          <table:table-cell table:style-name="ce25"/>
          <table:table-cell table:style-name="Default" table:formula="of:=[.C207]*[.B208]" office:value-type="float" office:value="0" calcext:value-type="float">
            <text:p>0</text:p>
          </table:table-cell>
          <table:table-cell table:formula="of:=IF([.D207]&gt;1; [.D207]-1+[.B208]; [.D207]*[.B20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4" calcext:value-type="date">
            <text:p>24/01/2022</text:p>
          </table:table-cell>
          <table:table-cell table:style-name="ce25"/>
          <table:table-cell table:style-name="Default" table:formula="of:=[.C208]*[.B209]" office:value-type="float" office:value="0" calcext:value-type="float">
            <text:p>0</text:p>
          </table:table-cell>
          <table:table-cell table:formula="of:=IF([.D208]&gt;1; [.D208]-1+[.B209]; [.D208]*[.B20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5" calcext:value-type="date">
            <text:p>25/01/2022</text:p>
          </table:table-cell>
          <table:table-cell table:style-name="ce25"/>
          <table:table-cell table:style-name="Default" table:formula="of:=[.C209]*[.B210]" office:value-type="float" office:value="0" calcext:value-type="float">
            <text:p>0</text:p>
          </table:table-cell>
          <table:table-cell table:formula="of:=IF([.D209]&gt;1; [.D209]-1+[.B210]; [.D209]*[.B21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6" calcext:value-type="date">
            <text:p>26/01/2022</text:p>
          </table:table-cell>
          <table:table-cell table:style-name="ce25"/>
          <table:table-cell table:style-name="Default" table:formula="of:=[.C210]*[.B211]" office:value-type="float" office:value="0" calcext:value-type="float">
            <text:p>0</text:p>
          </table:table-cell>
          <table:table-cell table:formula="of:=IF([.D210]&gt;1; [.D210]-1+[.B211]; [.D210]*[.B21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7" calcext:value-type="date">
            <text:p>27/01/2022</text:p>
          </table:table-cell>
          <table:table-cell table:style-name="ce25"/>
          <table:table-cell table:style-name="Default" table:formula="of:=[.C211]*[.B212]" office:value-type="float" office:value="0" calcext:value-type="float">
            <text:p>0</text:p>
          </table:table-cell>
          <table:table-cell table:formula="of:=IF([.D211]&gt;1; [.D211]-1+[.B212]; [.D211]*[.B21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8" calcext:value-type="date">
            <text:p>28/01/2022</text:p>
          </table:table-cell>
          <table:table-cell table:style-name="ce25"/>
          <table:table-cell table:style-name="Default" table:formula="of:=[.C212]*[.B213]" office:value-type="float" office:value="0" calcext:value-type="float">
            <text:p>0</text:p>
          </table:table-cell>
          <table:table-cell table:formula="of:=IF([.D212]&gt;1; [.D212]-1+[.B213]; [.D212]*[.B21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29" calcext:value-type="date">
            <text:p>29/01/2022</text:p>
          </table:table-cell>
          <table:table-cell table:style-name="ce25"/>
          <table:table-cell table:style-name="Default" table:formula="of:=[.C213]*[.B214]" office:value-type="float" office:value="0" calcext:value-type="float">
            <text:p>0</text:p>
          </table:table-cell>
          <table:table-cell table:formula="of:=IF([.D213]&gt;1; [.D213]-1+[.B214]; [.D213]*[.B21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30" calcext:value-type="date">
            <text:p>30/01/2022</text:p>
          </table:table-cell>
          <table:table-cell table:style-name="ce18"/>
          <table:table-cell table:style-name="Default" table:formula="of:=[.C214]*[.B215]" office:value-type="float" office:value="0" calcext:value-type="float">
            <text:p>0</text:p>
          </table:table-cell>
          <table:table-cell table:formula="of:=IF([.D214]&gt;1; [.D214]-1+[.B215]; [.D214]*[.B21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1-31" calcext:value-type="date">
            <text:p>31/01/2022</text:p>
          </table:table-cell>
          <table:table-cell table:style-name="ce25"/>
          <table:table-cell table:style-name="Default" table:formula="of:=[.C215]*[.B216]" office:value-type="float" office:value="0" calcext:value-type="float">
            <text:p>0</text:p>
          </table:table-cell>
          <table:table-cell table:formula="of:=IF([.D215]&gt;1; [.D215]-1+[.B216]; [.D215]*[.B21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1" calcext:value-type="date">
            <text:p>01/02/2022</text:p>
          </table:table-cell>
          <table:table-cell table:style-name="ce18"/>
          <table:table-cell table:style-name="Default" table:formula="of:=[.C216]*[.B217]" office:value-type="float" office:value="0" calcext:value-type="float">
            <text:p>0</text:p>
          </table:table-cell>
          <table:table-cell table:formula="of:=IF([.D216]&gt;1; [.D216]-1+[.B217]; [.D216]*[.B21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2" calcext:value-type="date">
            <text:p>02/02/2022</text:p>
          </table:table-cell>
          <table:table-cell table:style-name="ce25"/>
          <table:table-cell table:style-name="Default" table:formula="of:=[.C217]*[.B218]" office:value-type="float" office:value="0" calcext:value-type="float">
            <text:p>0</text:p>
          </table:table-cell>
          <table:table-cell table:formula="of:=IF([.D217]&gt;1; [.D217]-1+[.B218]; [.D217]*[.B21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3" calcext:value-type="date">
            <text:p>03/02/2022</text:p>
          </table:table-cell>
          <table:table-cell table:style-name="ce25"/>
          <table:table-cell table:style-name="Default" table:formula="of:=[.C218]*[.B219]" office:value-type="float" office:value="0" calcext:value-type="float">
            <text:p>0</text:p>
          </table:table-cell>
          <table:table-cell table:formula="of:=IF([.D218]&gt;1; [.D218]-1+[.B219]; [.D218]*[.B21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4" calcext:value-type="date">
            <text:p>04/02/2022</text:p>
          </table:table-cell>
          <table:table-cell table:style-name="ce25"/>
          <table:table-cell table:style-name="Default" table:formula="of:=[.C219]*[.B220]" office:value-type="float" office:value="0" calcext:value-type="float">
            <text:p>0</text:p>
          </table:table-cell>
          <table:table-cell table:formula="of:=IF([.D219]&gt;1; [.D219]-1+[.B220]; [.D219]*[.B22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5" calcext:value-type="date">
            <text:p>05/02/2022</text:p>
          </table:table-cell>
          <table:table-cell table:style-name="ce25"/>
          <table:table-cell table:style-name="Default" table:formula="of:=[.C220]*[.B221]" office:value-type="float" office:value="0" calcext:value-type="float">
            <text:p>0</text:p>
          </table:table-cell>
          <table:table-cell table:formula="of:=IF([.D220]&gt;1; [.D220]-1+[.B221]; [.D220]*[.B22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6" calcext:value-type="date">
            <text:p>06/02/2022</text:p>
          </table:table-cell>
          <table:table-cell table:style-name="ce25"/>
          <table:table-cell table:style-name="Default" table:formula="of:=[.C221]*[.B222]" office:value-type="float" office:value="0" calcext:value-type="float">
            <text:p>0</text:p>
          </table:table-cell>
          <table:table-cell table:formula="of:=IF([.D221]&gt;1; [.D221]-1+[.B222]; [.D221]*[.B22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7" calcext:value-type="date">
            <text:p>07/02/2022</text:p>
          </table:table-cell>
          <table:table-cell table:style-name="ce25"/>
          <table:table-cell table:style-name="Default" table:formula="of:=[.C222]*[.B223]" office:value-type="float" office:value="0" calcext:value-type="float">
            <text:p>0</text:p>
          </table:table-cell>
          <table:table-cell table:formula="of:=IF([.D222]&gt;1; [.D222]-1+[.B223]; [.D222]*[.B22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8" calcext:value-type="date">
            <text:p>08/02/2022</text:p>
          </table:table-cell>
          <table:table-cell table:style-name="ce25"/>
          <table:table-cell table:style-name="Default" table:formula="of:=[.C223]*[.B224]" office:value-type="float" office:value="0" calcext:value-type="float">
            <text:p>0</text:p>
          </table:table-cell>
          <table:table-cell table:formula="of:=IF([.D223]&gt;1; [.D223]-1+[.B224]; [.D223]*[.B22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09" calcext:value-type="date">
            <text:p>09/02/2022</text:p>
          </table:table-cell>
          <table:table-cell table:style-name="ce25"/>
          <table:table-cell table:style-name="Default" table:formula="of:=[.C224]*[.B225]" office:value-type="float" office:value="0" calcext:value-type="float">
            <text:p>0</text:p>
          </table:table-cell>
          <table:table-cell table:formula="of:=IF([.D224]&gt;1; [.D224]-1+[.B225]; [.D224]*[.B22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0" calcext:value-type="date">
            <text:p>10/02/2022</text:p>
          </table:table-cell>
          <table:table-cell table:style-name="ce25"/>
          <table:table-cell table:style-name="Default" table:formula="of:=[.C225]*[.B226]" office:value-type="float" office:value="0" calcext:value-type="float">
            <text:p>0</text:p>
          </table:table-cell>
          <table:table-cell table:formula="of:=IF([.D225]&gt;1; [.D225]-1+[.B226]; [.D225]*[.B22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1" calcext:value-type="date">
            <text:p>11/02/2022</text:p>
          </table:table-cell>
          <table:table-cell table:style-name="ce25"/>
          <table:table-cell table:style-name="Default" table:formula="of:=[.C226]*[.B227]" office:value-type="float" office:value="0" calcext:value-type="float">
            <text:p>0</text:p>
          </table:table-cell>
          <table:table-cell table:formula="of:=IF([.D226]&gt;1; [.D226]-1+[.B227]; [.D226]*[.B22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2" calcext:value-type="date">
            <text:p>12/02/2022</text:p>
          </table:table-cell>
          <table:table-cell table:style-name="ce25"/>
          <table:table-cell table:style-name="Default" table:formula="of:=[.C227]*[.B228]" office:value-type="float" office:value="0" calcext:value-type="float">
            <text:p>0</text:p>
          </table:table-cell>
          <table:table-cell table:formula="of:=IF([.D227]&gt;1; [.D227]-1+[.B228]; [.D227]*[.B22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3" calcext:value-type="date">
            <text:p>13/02/2022</text:p>
          </table:table-cell>
          <table:table-cell table:style-name="ce25"/>
          <table:table-cell table:style-name="Default" table:formula="of:=[.C228]*[.B229]" office:value-type="float" office:value="0" calcext:value-type="float">
            <text:p>0</text:p>
          </table:table-cell>
          <table:table-cell table:formula="of:=IF([.D228]&gt;1; [.D228]-1+[.B229]; [.D228]*[.B22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4" calcext:value-type="date">
            <text:p>14/02/2022</text:p>
          </table:table-cell>
          <table:table-cell table:style-name="ce25"/>
          <table:table-cell table:style-name="Default" table:formula="of:=[.C229]*[.B230]" office:value-type="float" office:value="0" calcext:value-type="float">
            <text:p>0</text:p>
          </table:table-cell>
          <table:table-cell table:formula="of:=IF([.D229]&gt;1; [.D229]-1+[.B230]; [.D229]*[.B23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5" calcext:value-type="date">
            <text:p>15/02/2022</text:p>
          </table:table-cell>
          <table:table-cell table:style-name="ce25"/>
          <table:table-cell table:style-name="Default" table:formula="of:=[.C230]*[.B231]" office:value-type="float" office:value="0" calcext:value-type="float">
            <text:p>0</text:p>
          </table:table-cell>
          <table:table-cell table:formula="of:=IF([.D230]&gt;1; [.D230]-1+[.B231]; [.D230]*[.B23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6" calcext:value-type="date">
            <text:p>16/02/2022</text:p>
          </table:table-cell>
          <table:table-cell table:style-name="ce25"/>
          <table:table-cell table:style-name="Default" table:formula="of:=[.C231]*[.B232]" office:value-type="float" office:value="0" calcext:value-type="float">
            <text:p>0</text:p>
          </table:table-cell>
          <table:table-cell table:formula="of:=IF([.D231]&gt;1; [.D231]-1+[.B232]; [.D231]*[.B23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7" calcext:value-type="date">
            <text:p>17/02/2022</text:p>
          </table:table-cell>
          <table:table-cell table:style-name="ce25"/>
          <table:table-cell table:style-name="Default" table:formula="of:=[.C232]*[.B233]" office:value-type="float" office:value="0" calcext:value-type="float">
            <text:p>0</text:p>
          </table:table-cell>
          <table:table-cell table:formula="of:=IF([.D232]&gt;1; [.D232]-1+[.B233]; [.D232]*[.B23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8" calcext:value-type="date">
            <text:p>18/02/2022</text:p>
          </table:table-cell>
          <table:table-cell table:style-name="ce25"/>
          <table:table-cell table:style-name="Default" table:formula="of:=[.C233]*[.B234]" office:value-type="float" office:value="0" calcext:value-type="float">
            <text:p>0</text:p>
          </table:table-cell>
          <table:table-cell table:formula="of:=IF([.D233]&gt;1; [.D233]-1+[.B234]; [.D233]*[.B23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19" calcext:value-type="date">
            <text:p>19/02/2022</text:p>
          </table:table-cell>
          <table:table-cell table:style-name="ce25"/>
          <table:table-cell table:style-name="Default" table:formula="of:=[.C234]*[.B235]" office:value-type="float" office:value="0" calcext:value-type="float">
            <text:p>0</text:p>
          </table:table-cell>
          <table:table-cell table:formula="of:=IF([.D234]&gt;1; [.D234]-1+[.B235]; [.D234]*[.B23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0" calcext:value-type="date">
            <text:p>20/02/2022</text:p>
          </table:table-cell>
          <table:table-cell table:style-name="ce25"/>
          <table:table-cell table:style-name="Default" table:formula="of:=[.C235]*[.B236]" office:value-type="float" office:value="0" calcext:value-type="float">
            <text:p>0</text:p>
          </table:table-cell>
          <table:table-cell table:formula="of:=IF([.D235]&gt;1; [.D235]-1+[.B236]; [.D235]*[.B23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1" calcext:value-type="date">
            <text:p>21/02/2022</text:p>
          </table:table-cell>
          <table:table-cell table:style-name="ce25"/>
          <table:table-cell table:style-name="Default" table:formula="of:=[.C236]*[.B237]" office:value-type="float" office:value="0" calcext:value-type="float">
            <text:p>0</text:p>
          </table:table-cell>
          <table:table-cell table:formula="of:=IF([.D236]&gt;1; [.D236]-1+[.B237]; [.D236]*[.B23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2" calcext:value-type="date">
            <text:p>22/02/2022</text:p>
          </table:table-cell>
          <table:table-cell table:style-name="ce25"/>
          <table:table-cell table:style-name="Default" table:formula="of:=[.C237]*[.B238]" office:value-type="float" office:value="0" calcext:value-type="float">
            <text:p>0</text:p>
          </table:table-cell>
          <table:table-cell table:formula="of:=IF([.D237]&gt;1; [.D237]-1+[.B238]; [.D237]*[.B23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3" calcext:value-type="date">
            <text:p>23/02/2022</text:p>
          </table:table-cell>
          <table:table-cell table:style-name="ce25"/>
          <table:table-cell table:style-name="Default" table:formula="of:=[.C238]*[.B239]" office:value-type="float" office:value="0" calcext:value-type="float">
            <text:p>0</text:p>
          </table:table-cell>
          <table:table-cell table:formula="of:=IF([.D238]&gt;1; [.D238]-1+[.B239]; [.D238]*[.B23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4" calcext:value-type="date">
            <text:p>24/02/2022</text:p>
          </table:table-cell>
          <table:table-cell table:style-name="ce25"/>
          <table:table-cell table:style-name="Default" table:formula="of:=[.C239]*[.B240]" office:value-type="float" office:value="0" calcext:value-type="float">
            <text:p>0</text:p>
          </table:table-cell>
          <table:table-cell table:formula="of:=IF([.D239]&gt;1; [.D239]-1+[.B240]; [.D239]*[.B24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5" calcext:value-type="date">
            <text:p>25/02/2022</text:p>
          </table:table-cell>
          <table:table-cell table:style-name="ce25"/>
          <table:table-cell table:style-name="Default" table:formula="of:=[.C240]*[.B241]" office:value-type="float" office:value="0" calcext:value-type="float">
            <text:p>0</text:p>
          </table:table-cell>
          <table:table-cell table:formula="of:=IF([.D240]&gt;1; [.D240]-1+[.B241]; [.D240]*[.B24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6" calcext:value-type="date">
            <text:p>26/02/2022</text:p>
          </table:table-cell>
          <table:table-cell table:style-name="ce25"/>
          <table:table-cell table:style-name="Default" table:formula="of:=[.C241]*[.B242]" office:value-type="float" office:value="0" calcext:value-type="float">
            <text:p>0</text:p>
          </table:table-cell>
          <table:table-cell table:formula="of:=IF([.D241]&gt;1; [.D241]-1+[.B242]; [.D241]*[.B24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7" calcext:value-type="date">
            <text:p>27/02/2022</text:p>
          </table:table-cell>
          <table:table-cell table:style-name="ce25"/>
          <table:table-cell table:style-name="Default" table:formula="of:=[.C242]*[.B243]" office:value-type="float" office:value="0" calcext:value-type="float">
            <text:p>0</text:p>
          </table:table-cell>
          <table:table-cell table:formula="of:=IF([.D242]&gt;1; [.D242]-1+[.B243]; [.D242]*[.B24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2-28" calcext:value-type="date">
            <text:p>28/02/2022</text:p>
          </table:table-cell>
          <table:table-cell table:style-name="ce25"/>
          <table:table-cell table:style-name="Default" table:formula="of:=[.C243]*[.B244]" office:value-type="float" office:value="0" calcext:value-type="float">
            <text:p>0</text:p>
          </table:table-cell>
          <table:table-cell table:formula="of:=IF([.D243]&gt;1; [.D243]-1+[.B244]; [.D243]*[.B24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1" calcext:value-type="date">
            <text:p>01/03/2022</text:p>
          </table:table-cell>
          <table:table-cell table:style-name="ce25"/>
          <table:table-cell table:style-name="Default" table:formula="of:=[.C244]*[.B245]" office:value-type="float" office:value="0" calcext:value-type="float">
            <text:p>0</text:p>
          </table:table-cell>
          <table:table-cell table:formula="of:=IF([.D244]&gt;1; [.D244]-1+[.B245]; [.D244]*[.B24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2" calcext:value-type="date">
            <text:p>02/03/2022</text:p>
          </table:table-cell>
          <table:table-cell table:style-name="ce25"/>
          <table:table-cell table:style-name="Default" table:formula="of:=[.C245]*[.B246]" office:value-type="float" office:value="0" calcext:value-type="float">
            <text:p>0</text:p>
          </table:table-cell>
          <table:table-cell table:formula="of:=IF([.D245]&gt;1; [.D245]-1+[.B246]; [.D245]*[.B24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3" calcext:value-type="date">
            <text:p>03/03/2022</text:p>
          </table:table-cell>
          <table:table-cell table:style-name="ce25"/>
          <table:table-cell table:style-name="Default" table:formula="of:=[.C246]*[.B247]" office:value-type="float" office:value="0" calcext:value-type="float">
            <text:p>0</text:p>
          </table:table-cell>
          <table:table-cell table:formula="of:=IF([.D246]&gt;1; [.D246]-1+[.B247]; [.D246]*[.B24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4" calcext:value-type="date">
            <text:p>04/03/2022</text:p>
          </table:table-cell>
          <table:table-cell table:style-name="ce25"/>
          <table:table-cell table:style-name="Default" table:formula="of:=[.C247]*[.B248]" office:value-type="float" office:value="0" calcext:value-type="float">
            <text:p>0</text:p>
          </table:table-cell>
          <table:table-cell table:formula="of:=IF([.D247]&gt;1; [.D247]-1+[.B248]; [.D247]*[.B24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5" calcext:value-type="date">
            <text:p>05/03/2022</text:p>
          </table:table-cell>
          <table:table-cell table:style-name="ce25"/>
          <table:table-cell table:style-name="Default" table:formula="of:=[.C248]*[.B249]" office:value-type="float" office:value="0" calcext:value-type="float">
            <text:p>0</text:p>
          </table:table-cell>
          <table:table-cell table:formula="of:=IF([.D248]&gt;1; [.D248]-1+[.B249]; [.D248]*[.B24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6" calcext:value-type="date">
            <text:p>06/03/2022</text:p>
          </table:table-cell>
          <table:table-cell table:style-name="ce25"/>
          <table:table-cell table:style-name="Default" table:formula="of:=[.C249]*[.B250]" office:value-type="float" office:value="0" calcext:value-type="float">
            <text:p>0</text:p>
          </table:table-cell>
          <table:table-cell table:formula="of:=IF([.D249]&gt;1; [.D249]-1+[.B250]; [.D249]*[.B2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7" calcext:value-type="date">
            <text:p>07/03/2022</text:p>
          </table:table-cell>
          <table:table-cell table:style-name="ce25"/>
          <table:table-cell table:style-name="Default" table:formula="of:=[.C250]*[.B251]" office:value-type="float" office:value="0" calcext:value-type="float">
            <text:p>0</text:p>
          </table:table-cell>
          <table:table-cell table:formula="of:=IF([.D250]&gt;1; [.D250]-1+[.B251]; [.D250]*[.B25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8" calcext:value-type="date">
            <text:p>08/03/2022</text:p>
          </table:table-cell>
          <table:table-cell table:style-name="ce25"/>
          <table:table-cell table:style-name="Default" table:formula="of:=[.C251]*[.B252]" office:value-type="float" office:value="0" calcext:value-type="float">
            <text:p>0</text:p>
          </table:table-cell>
          <table:table-cell table:formula="of:=IF([.D251]&gt;1; [.D251]-1+[.B252]; [.D251]*[.B25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09" calcext:value-type="date">
            <text:p>09/03/2022</text:p>
          </table:table-cell>
          <table:table-cell table:style-name="ce25"/>
          <table:table-cell table:style-name="Default" table:formula="of:=[.C252]*[.B253]" office:value-type="float" office:value="0" calcext:value-type="float">
            <text:p>0</text:p>
          </table:table-cell>
          <table:table-cell table:formula="of:=IF([.D252]&gt;1; [.D252]-1+[.B253]; [.D252]*[.B2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0" calcext:value-type="date">
            <text:p>10/03/2022</text:p>
          </table:table-cell>
          <table:table-cell table:style-name="ce25"/>
          <table:table-cell table:style-name="Default" table:formula="of:=[.C253]*[.B254]" office:value-type="float" office:value="0" calcext:value-type="float">
            <text:p>0</text:p>
          </table:table-cell>
          <table:table-cell table:formula="of:=IF([.D253]&gt;1; [.D253]-1+[.B254]; [.D253]*[.B2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1" calcext:value-type="date">
            <text:p>11/03/2022</text:p>
          </table:table-cell>
          <table:table-cell table:style-name="ce25"/>
          <table:table-cell table:style-name="Default" table:formula="of:=[.C254]*[.B255]" office:value-type="float" office:value="0" calcext:value-type="float">
            <text:p>0</text:p>
          </table:table-cell>
          <table:table-cell table:formula="of:=IF([.D254]&gt;1; [.D254]-1+[.B255]; [.D254]*[.B25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2" calcext:value-type="date">
            <text:p>12/03/2022</text:p>
          </table:table-cell>
          <table:table-cell table:style-name="ce25"/>
          <table:table-cell table:style-name="Default" table:formula="of:=[.C255]*[.B256]" office:value-type="float" office:value="0" calcext:value-type="float">
            <text:p>0</text:p>
          </table:table-cell>
          <table:table-cell table:formula="of:=IF([.D255]&gt;1; [.D255]-1+[.B256]; [.D255]*[.B25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3" calcext:value-type="date">
            <text:p>13/03/2022</text:p>
          </table:table-cell>
          <table:table-cell table:style-name="ce25"/>
          <table:table-cell table:style-name="Default" table:formula="of:=[.C256]*[.B257]" office:value-type="float" office:value="0" calcext:value-type="float">
            <text:p>0</text:p>
          </table:table-cell>
          <table:table-cell table:formula="of:=IF([.D256]&gt;1; [.D256]-1+[.B257]; [.D256]*[.B25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4" calcext:value-type="date">
            <text:p>14/03/2022</text:p>
          </table:table-cell>
          <table:table-cell table:style-name="ce25"/>
          <table:table-cell table:style-name="Default" table:formula="of:=[.C257]*[.B258]" office:value-type="float" office:value="0" calcext:value-type="float">
            <text:p>0</text:p>
          </table:table-cell>
          <table:table-cell table:formula="of:=IF([.D257]&gt;1; [.D257]-1+[.B258]; [.D257]*[.B25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5" calcext:value-type="date">
            <text:p>15/03/2022</text:p>
          </table:table-cell>
          <table:table-cell table:style-name="ce25"/>
          <table:table-cell table:style-name="Default" table:formula="of:=[.C258]*[.B259]" office:value-type="float" office:value="0" calcext:value-type="float">
            <text:p>0</text:p>
          </table:table-cell>
          <table:table-cell table:formula="of:=IF([.D258]&gt;1; [.D258]-1+[.B259]; [.D258]*[.B2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6" calcext:value-type="date">
            <text:p>16/03/2022</text:p>
          </table:table-cell>
          <table:table-cell table:style-name="ce25"/>
          <table:table-cell table:style-name="Default" table:formula="of:=[.C259]*[.B260]" office:value-type="float" office:value="0" calcext:value-type="float">
            <text:p>0</text:p>
          </table:table-cell>
          <table:table-cell table:formula="of:=IF([.D259]&gt;1; [.D259]-1+[.B260]; [.D259]*[.B26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7" calcext:value-type="date">
            <text:p>17/03/2022</text:p>
          </table:table-cell>
          <table:table-cell table:style-name="ce25"/>
          <table:table-cell table:style-name="Default" table:formula="of:=[.C260]*[.B261]" office:value-type="float" office:value="0" calcext:value-type="float">
            <text:p>0</text:p>
          </table:table-cell>
          <table:table-cell table:formula="of:=IF([.D260]&gt;1; [.D260]-1+[.B261]; [.D260]*[.B26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8" calcext:value-type="date">
            <text:p>18/03/2022</text:p>
          </table:table-cell>
          <table:table-cell table:style-name="ce25"/>
          <table:table-cell table:style-name="Default" table:formula="of:=[.C261]*[.B262]" office:value-type="float" office:value="0" calcext:value-type="float">
            <text:p>0</text:p>
          </table:table-cell>
          <table:table-cell table:formula="of:=IF([.D261]&gt;1; [.D261]-1+[.B262]; [.D261]*[.B26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19" calcext:value-type="date">
            <text:p>19/03/2022</text:p>
          </table:table-cell>
          <table:table-cell table:style-name="ce25"/>
          <table:table-cell table:style-name="Default" table:formula="of:=[.C262]*[.B263]" office:value-type="float" office:value="0" calcext:value-type="float">
            <text:p>0</text:p>
          </table:table-cell>
          <table:table-cell table:formula="of:=IF([.D262]&gt;1; [.D262]-1+[.B263]; [.D262]*[.B26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0" calcext:value-type="date">
            <text:p>20/03/2022</text:p>
          </table:table-cell>
          <table:table-cell table:style-name="ce25"/>
          <table:table-cell table:style-name="Default" table:formula="of:=[.C263]*[.B264]" office:value-type="float" office:value="0" calcext:value-type="float">
            <text:p>0</text:p>
          </table:table-cell>
          <table:table-cell table:formula="of:=IF([.D263]&gt;1; [.D263]-1+[.B264]; [.D263]*[.B26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1" calcext:value-type="date">
            <text:p>21/03/2022</text:p>
          </table:table-cell>
          <table:table-cell table:style-name="ce25"/>
          <table:table-cell table:style-name="Default" table:formula="of:=[.C264]*[.B265]" office:value-type="float" office:value="0" calcext:value-type="float">
            <text:p>0</text:p>
          </table:table-cell>
          <table:table-cell table:formula="of:=IF([.D264]&gt;1; [.D264]-1+[.B265]; [.D264]*[.B26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2" calcext:value-type="date">
            <text:p>22/03/2022</text:p>
          </table:table-cell>
          <table:table-cell table:style-name="ce25"/>
          <table:table-cell table:style-name="Default" table:formula="of:=[.C265]*[.B266]" office:value-type="float" office:value="0" calcext:value-type="float">
            <text:p>0</text:p>
          </table:table-cell>
          <table:table-cell table:formula="of:=IF([.D265]&gt;1; [.D265]-1+[.B266]; [.D265]*[.B26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3" calcext:value-type="date">
            <text:p>23/03/2022</text:p>
          </table:table-cell>
          <table:table-cell table:style-name="ce25"/>
          <table:table-cell table:style-name="Default" table:formula="of:=[.C266]*[.B267]" office:value-type="float" office:value="0" calcext:value-type="float">
            <text:p>0</text:p>
          </table:table-cell>
          <table:table-cell table:formula="of:=IF([.D266]&gt;1; [.D266]-1+[.B267]; [.D266]*[.B26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4" calcext:value-type="date">
            <text:p>24/03/2022</text:p>
          </table:table-cell>
          <table:table-cell table:style-name="ce25"/>
          <table:table-cell table:style-name="Default" table:formula="of:=[.C267]*[.B268]" office:value-type="float" office:value="0" calcext:value-type="float">
            <text:p>0</text:p>
          </table:table-cell>
          <table:table-cell table:formula="of:=IF([.D267]&gt;1; [.D267]-1+[.B268]; [.D267]*[.B26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5" calcext:value-type="date">
            <text:p>25/03/2022</text:p>
          </table:table-cell>
          <table:table-cell table:style-name="ce25"/>
          <table:table-cell table:style-name="Default" table:formula="of:=[.C268]*[.B269]" office:value-type="float" office:value="0" calcext:value-type="float">
            <text:p>0</text:p>
          </table:table-cell>
          <table:table-cell table:formula="of:=IF([.D268]&gt;1; [.D268]-1+[.B269]; [.D268]*[.B26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6" calcext:value-type="date">
            <text:p>26/03/2022</text:p>
          </table:table-cell>
          <table:table-cell table:style-name="ce25"/>
          <table:table-cell table:style-name="Default" table:formula="of:=[.C269]*[.B270]" office:value-type="float" office:value="0" calcext:value-type="float">
            <text:p>0</text:p>
          </table:table-cell>
          <table:table-cell table:formula="of:=IF([.D269]&gt;1; [.D269]-1+[.B270]; [.D269]*[.B27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7" calcext:value-type="date">
            <text:p>27/03/2022</text:p>
          </table:table-cell>
          <table:table-cell table:style-name="ce25"/>
          <table:table-cell table:style-name="Default" table:formula="of:=[.C270]*[.B271]" office:value-type="float" office:value="0" calcext:value-type="float">
            <text:p>0</text:p>
          </table:table-cell>
          <table:table-cell table:formula="of:=IF([.D270]&gt;1; [.D270]-1+[.B271]; [.D270]*[.B27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8" calcext:value-type="date">
            <text:p>28/03/2022</text:p>
          </table:table-cell>
          <table:table-cell table:style-name="ce25"/>
          <table:table-cell table:style-name="Default" table:formula="of:=[.C271]*[.B272]" office:value-type="float" office:value="0" calcext:value-type="float">
            <text:p>0</text:p>
          </table:table-cell>
          <table:table-cell table:formula="of:=IF([.D271]&gt;1; [.D271]-1+[.B272]; [.D271]*[.B27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29" calcext:value-type="date">
            <text:p>29/03/2022</text:p>
          </table:table-cell>
          <table:table-cell table:style-name="ce25"/>
          <table:table-cell table:style-name="Default" table:formula="of:=[.C272]*[.B273]" office:value-type="float" office:value="0" calcext:value-type="float">
            <text:p>0</text:p>
          </table:table-cell>
          <table:table-cell table:formula="of:=IF([.D272]&gt;1; [.D272]-1+[.B273]; [.D272]*[.B2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30" calcext:value-type="date">
            <text:p>30/03/2022</text:p>
          </table:table-cell>
          <table:table-cell table:style-name="ce25"/>
          <table:table-cell table:style-name="Default" table:formula="of:=[.C273]*[.B274]" office:value-type="float" office:value="0" calcext:value-type="float">
            <text:p>0</text:p>
          </table:table-cell>
          <table:table-cell table:formula="of:=IF([.D273]&gt;1; [.D273]-1+[.B274]; [.D273]*[.B2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3-31" calcext:value-type="date">
            <text:p>31/03/2022</text:p>
          </table:table-cell>
          <table:table-cell table:style-name="ce25"/>
          <table:table-cell table:style-name="Default" table:formula="of:=[.C274]*[.B275]" office:value-type="float" office:value="0" calcext:value-type="float">
            <text:p>0</text:p>
          </table:table-cell>
          <table:table-cell table:formula="of:=IF([.D274]&gt;1; [.D274]-1+[.B275]; [.D274]*[.B2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1" calcext:value-type="date">
            <text:p>01/04/2022</text:p>
          </table:table-cell>
          <table:table-cell table:style-name="ce25"/>
          <table:table-cell table:style-name="Default" table:formula="of:=[.C275]*[.B276]" office:value-type="float" office:value="0" calcext:value-type="float">
            <text:p>0</text:p>
          </table:table-cell>
          <table:table-cell table:formula="of:=IF([.D275]&gt;1; [.D275]-1+[.B276]; [.D275]*[.B2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2" calcext:value-type="date">
            <text:p>02/04/2022</text:p>
          </table:table-cell>
          <table:table-cell table:style-name="ce25"/>
          <table:table-cell table:style-name="Default" table:formula="of:=[.C276]*[.B277]" office:value-type="float" office:value="0" calcext:value-type="float">
            <text:p>0</text:p>
          </table:table-cell>
          <table:table-cell table:formula="of:=IF([.D276]&gt;1; [.D276]-1+[.B277]; [.D276]*[.B27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3" calcext:value-type="date">
            <text:p>03/04/2022</text:p>
          </table:table-cell>
          <table:table-cell table:style-name="ce25"/>
          <table:table-cell table:style-name="Default" table:formula="of:=[.C277]*[.B278]" office:value-type="float" office:value="0" calcext:value-type="float">
            <text:p>0</text:p>
          </table:table-cell>
          <table:table-cell table:formula="of:=IF([.D277]&gt;1; [.D277]-1+[.B278]; [.D277]*[.B27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4" calcext:value-type="date">
            <text:p>04/04/2022</text:p>
          </table:table-cell>
          <table:table-cell table:style-name="ce25"/>
          <table:table-cell table:style-name="Default" table:formula="of:=[.C278]*[.B279]" office:value-type="float" office:value="0" calcext:value-type="float">
            <text:p>0</text:p>
          </table:table-cell>
          <table:table-cell table:formula="of:=IF([.D278]&gt;1; [.D278]-1+[.B279]; [.D278]*[.B27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5" calcext:value-type="date">
            <text:p>05/04/2022</text:p>
          </table:table-cell>
          <table:table-cell table:style-name="ce25"/>
          <table:table-cell table:style-name="Default" table:formula="of:=[.C279]*[.B280]" office:value-type="float" office:value="0" calcext:value-type="float">
            <text:p>0</text:p>
          </table:table-cell>
          <table:table-cell table:formula="of:=IF([.D279]&gt;1; [.D279]-1+[.B280]; [.D279]*[.B28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6" calcext:value-type="date">
            <text:p>06/04/2022</text:p>
          </table:table-cell>
          <table:table-cell table:style-name="ce25"/>
          <table:table-cell table:style-name="Default" table:formula="of:=[.C280]*[.B281]" office:value-type="float" office:value="0" calcext:value-type="float">
            <text:p>0</text:p>
          </table:table-cell>
          <table:table-cell table:formula="of:=IF([.D280]&gt;1; [.D280]-1+[.B281]; [.D280]*[.B28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7" calcext:value-type="date">
            <text:p>07/04/2022</text:p>
          </table:table-cell>
          <table:table-cell table:style-name="ce25"/>
          <table:table-cell table:style-name="Default" table:formula="of:=[.C281]*[.B282]" office:value-type="float" office:value="0" calcext:value-type="float">
            <text:p>0</text:p>
          </table:table-cell>
          <table:table-cell table:formula="of:=IF([.D281]&gt;1; [.D281]-1+[.B282]; [.D281]*[.B2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8" calcext:value-type="date">
            <text:p>08/04/2022</text:p>
          </table:table-cell>
          <table:table-cell table:style-name="ce25"/>
          <table:table-cell table:style-name="Default" table:formula="of:=[.C282]*[.B283]" office:value-type="float" office:value="0" calcext:value-type="float">
            <text:p>0</text:p>
          </table:table-cell>
          <table:table-cell table:formula="of:=IF([.D282]&gt;1; [.D282]-1+[.B283]; [.D282]*[.B28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09" calcext:value-type="date">
            <text:p>09/04/2022</text:p>
          </table:table-cell>
          <table:table-cell table:style-name="ce25"/>
          <table:table-cell table:style-name="Default" table:formula="of:=[.C283]*[.B284]" office:value-type="float" office:value="0" calcext:value-type="float">
            <text:p>0</text:p>
          </table:table-cell>
          <table:table-cell table:formula="of:=IF([.D283]&gt;1; [.D283]-1+[.B284]; [.D283]*[.B28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0" calcext:value-type="date">
            <text:p>10/04/2022</text:p>
          </table:table-cell>
          <table:table-cell table:style-name="ce25"/>
          <table:table-cell table:style-name="Default" table:formula="of:=[.C284]*[.B285]" office:value-type="float" office:value="0" calcext:value-type="float">
            <text:p>0</text:p>
          </table:table-cell>
          <table:table-cell table:formula="of:=IF([.D284]&gt;1; [.D284]-1+[.B285]; [.D284]*[.B28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1" calcext:value-type="date">
            <text:p>11/04/2022</text:p>
          </table:table-cell>
          <table:table-cell table:style-name="ce25"/>
          <table:table-cell table:style-name="Default" table:formula="of:=[.C285]*[.B286]" office:value-type="float" office:value="0" calcext:value-type="float">
            <text:p>0</text:p>
          </table:table-cell>
          <table:table-cell table:formula="of:=IF([.D285]&gt;1; [.D285]-1+[.B286]; [.D285]*[.B28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2" calcext:value-type="date">
            <text:p>12/04/2022</text:p>
          </table:table-cell>
          <table:table-cell table:style-name="ce25"/>
          <table:table-cell table:style-name="Default" table:formula="of:=[.C286]*[.B287]" office:value-type="float" office:value="0" calcext:value-type="float">
            <text:p>0</text:p>
          </table:table-cell>
          <table:table-cell table:formula="of:=IF([.D286]&gt;1; [.D286]-1+[.B287]; [.D286]*[.B28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3" calcext:value-type="date">
            <text:p>13/04/2022</text:p>
          </table:table-cell>
          <table:table-cell table:style-name="ce25"/>
          <table:table-cell table:style-name="Default" table:formula="of:=[.C287]*[.B288]" office:value-type="float" office:value="0" calcext:value-type="float">
            <text:p>0</text:p>
          </table:table-cell>
          <table:table-cell table:formula="of:=IF([.D287]&gt;1; [.D287]-1+[.B288]; [.D287]*[.B28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4" calcext:value-type="date">
            <text:p>14/04/2022</text:p>
          </table:table-cell>
          <table:table-cell table:style-name="ce25"/>
          <table:table-cell table:style-name="Default" table:formula="of:=[.C288]*[.B289]" office:value-type="float" office:value="0" calcext:value-type="float">
            <text:p>0</text:p>
          </table:table-cell>
          <table:table-cell table:formula="of:=IF([.D288]&gt;1; [.D288]-1+[.B289]; [.D288]*[.B28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5" calcext:value-type="date">
            <text:p>15/04/2022</text:p>
          </table:table-cell>
          <table:table-cell table:style-name="ce25"/>
          <table:table-cell table:style-name="Default" table:formula="of:=[.C289]*[.B290]" office:value-type="float" office:value="0" calcext:value-type="float">
            <text:p>0</text:p>
          </table:table-cell>
          <table:table-cell table:formula="of:=IF([.D289]&gt;1; [.D289]-1+[.B290]; [.D289]*[.B29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6" calcext:value-type="date">
            <text:p>16/04/2022</text:p>
          </table:table-cell>
          <table:table-cell table:style-name="ce25"/>
          <table:table-cell table:style-name="Default" table:formula="of:=[.C290]*[.B291]" office:value-type="float" office:value="0" calcext:value-type="float">
            <text:p>0</text:p>
          </table:table-cell>
          <table:table-cell table:formula="of:=IF([.D290]&gt;1; [.D290]-1+[.B291]; [.D290]*[.B29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7" calcext:value-type="date">
            <text:p>17/04/2022</text:p>
          </table:table-cell>
          <table:table-cell table:style-name="ce25"/>
          <table:table-cell table:style-name="Default" table:formula="of:=[.C291]*[.B292]" office:value-type="float" office:value="0" calcext:value-type="float">
            <text:p>0</text:p>
          </table:table-cell>
          <table:table-cell table:formula="of:=IF([.D291]&gt;1; [.D291]-1+[.B292]; [.D291]*[.B29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8" calcext:value-type="date">
            <text:p>18/04/2022</text:p>
          </table:table-cell>
          <table:table-cell table:style-name="ce25"/>
          <table:table-cell table:style-name="Default" table:formula="of:=[.C292]*[.B293]" office:value-type="float" office:value="0" calcext:value-type="float">
            <text:p>0</text:p>
          </table:table-cell>
          <table:table-cell table:formula="of:=IF([.D292]&gt;1; [.D292]-1+[.B293]; [.D292]*[.B29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19" calcext:value-type="date">
            <text:p>19/04/2022</text:p>
          </table:table-cell>
          <table:table-cell table:style-name="ce25"/>
          <table:table-cell table:style-name="Default" table:formula="of:=[.C293]*[.B294]" office:value-type="float" office:value="0" calcext:value-type="float">
            <text:p>0</text:p>
          </table:table-cell>
          <table:table-cell table:formula="of:=IF([.D293]&gt;1; [.D293]-1+[.B294]; [.D293]*[.B29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0" calcext:value-type="date">
            <text:p>20/04/2022</text:p>
          </table:table-cell>
          <table:table-cell table:style-name="ce25"/>
          <table:table-cell table:style-name="Default" table:formula="of:=[.C294]*[.B295]" office:value-type="float" office:value="0" calcext:value-type="float">
            <text:p>0</text:p>
          </table:table-cell>
          <table:table-cell table:formula="of:=IF([.D294]&gt;1; [.D294]-1+[.B295]; [.D294]*[.B29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1" calcext:value-type="date">
            <text:p>21/04/2022</text:p>
          </table:table-cell>
          <table:table-cell table:style-name="ce25"/>
          <table:table-cell table:style-name="Default" table:formula="of:=[.C295]*[.B296]" office:value-type="float" office:value="0" calcext:value-type="float">
            <text:p>0</text:p>
          </table:table-cell>
          <table:table-cell table:formula="of:=IF([.D295]&gt;1; [.D295]-1+[.B296]; [.D295]*[.B29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2" calcext:value-type="date">
            <text:p>22/04/2022</text:p>
          </table:table-cell>
          <table:table-cell table:style-name="ce25"/>
          <table:table-cell table:style-name="Default" table:formula="of:=[.C296]*[.B297]" office:value-type="float" office:value="0" calcext:value-type="float">
            <text:p>0</text:p>
          </table:table-cell>
          <table:table-cell table:formula="of:=IF([.D296]&gt;1; [.D296]-1+[.B297]; [.D296]*[.B29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3" calcext:value-type="date">
            <text:p>23/04/2022</text:p>
          </table:table-cell>
          <table:table-cell table:style-name="ce25"/>
          <table:table-cell table:style-name="Default" table:formula="of:=[.C297]*[.B298]" office:value-type="float" office:value="0" calcext:value-type="float">
            <text:p>0</text:p>
          </table:table-cell>
          <table:table-cell table:formula="of:=IF([.D297]&gt;1; [.D297]-1+[.B298]; [.D297]*[.B29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4" calcext:value-type="date">
            <text:p>24/04/2022</text:p>
          </table:table-cell>
          <table:table-cell table:style-name="ce25"/>
          <table:table-cell table:style-name="Default" table:formula="of:=[.C298]*[.B299]" office:value-type="float" office:value="0" calcext:value-type="float">
            <text:p>0</text:p>
          </table:table-cell>
          <table:table-cell table:formula="of:=IF([.D298]&gt;1; [.D298]-1+[.B299]; [.D298]*[.B29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5" calcext:value-type="date">
            <text:p>25/04/2022</text:p>
          </table:table-cell>
          <table:table-cell table:style-name="ce25"/>
          <table:table-cell table:style-name="Default" table:formula="of:=[.C299]*[.B300]" office:value-type="float" office:value="0" calcext:value-type="float">
            <text:p>0</text:p>
          </table:table-cell>
          <table:table-cell table:formula="of:=IF([.D299]&gt;1; [.D299]-1+[.B300]; [.D299]*[.B30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6" calcext:value-type="date">
            <text:p>26/04/2022</text:p>
          </table:table-cell>
          <table:table-cell table:style-name="ce25"/>
          <table:table-cell table:style-name="Default" table:formula="of:=[.C300]*[.B301]" office:value-type="float" office:value="0" calcext:value-type="float">
            <text:p>0</text:p>
          </table:table-cell>
          <table:table-cell table:formula="of:=IF([.D300]&gt;1; [.D300]-1+[.B301]; [.D300]*[.B30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7" calcext:value-type="date">
            <text:p>27/04/2022</text:p>
          </table:table-cell>
          <table:table-cell table:style-name="ce25"/>
          <table:table-cell table:style-name="Default" table:formula="of:=[.C301]*[.B302]" office:value-type="float" office:value="0" calcext:value-type="float">
            <text:p>0</text:p>
          </table:table-cell>
          <table:table-cell table:formula="of:=IF([.D301]&gt;1; [.D301]-1+[.B302]; [.D301]*[.B30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8" calcext:value-type="date">
            <text:p>28/04/2022</text:p>
          </table:table-cell>
          <table:table-cell table:style-name="ce25"/>
          <table:table-cell table:style-name="Default" table:formula="of:=[.C302]*[.B303]" office:value-type="float" office:value="0" calcext:value-type="float">
            <text:p>0</text:p>
          </table:table-cell>
          <table:table-cell table:formula="of:=IF([.D302]&gt;1; [.D302]-1+[.B303]; [.D302]*[.B30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29" calcext:value-type="date">
            <text:p>29/04/2022</text:p>
          </table:table-cell>
          <table:table-cell table:style-name="ce25"/>
          <table:table-cell table:style-name="Default" table:formula="of:=[.C303]*[.B304]" office:value-type="float" office:value="0" calcext:value-type="float">
            <text:p>0</text:p>
          </table:table-cell>
          <table:table-cell table:formula="of:=IF([.D303]&gt;1; [.D303]-1+[.B304]; [.D303]*[.B30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date" office:date-value="2022-04-30" calcext:value-type="date">
            <text:p>30/04/2022</text:p>
          </table:table-cell>
          <table:table-cell table:style-name="ce25"/>
          <table:table-cell table:style-name="Default" table:formula="of:=[.C304]*[.B305]" office:value-type="float" office:value="0" calcext:value-type="float">
            <text:p>0</text:p>
          </table:table-cell>
          <table:table-cell table:formula="of:=IF([.D304]&gt;1; [.D304]-1+[.B305]; [.D304]*[.B30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25"/>
          <table:table-cell table:style-name="Default" table:number-columns-repeated="2"/>
          <table:table-cell table:number-columns-repeated="1020"/>
        </table:table-row>
        <table:table-row table:style-name="ro1" table:number-rows-repeated="145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/>
          <table:table-cell table:style-name="ce25"/>
          <table:table-cell table:number-columns-repeated="1021"/>
        </table:table-row>
        <table:table-row table:style-name="ro1" table:number-rows-repeated="3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/>
          <table:table-cell table:style-name="ce25"/>
          <table:table-cell table:number-columns-repeated="1021"/>
        </table:table-row>
        <table:table-row table:style-name="ro1" table:number-rows-repeated="44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/>
          <table:table-cell table:style-name="ce25"/>
          <table:table-cell table:number-columns-repeated="1021"/>
        </table:table-row>
        <table:table-row table:style-name="ro1" table:number-rows-repeated="61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18" table:number-columns-repeated="2"/>
          <table:table-cell table:number-columns-repeated="1021"/>
        </table:table-row>
        <table:table-row table:style-name="ro1" table:number-rows-repeated="45">
          <table:table-cell table:style-name="ce3"/>
          <table:table-cell table:style-name="ce25" table:number-columns-repeated="2"/>
          <table:table-cell table:number-columns-repeated="1021"/>
        </table:table-row>
        <table:table-row table:style-name="ro1" table:number-rows-repeated="85">
          <table:table-cell table:style-name="ce3"/>
          <table:table-cell table:number-columns-repeated="1023"/>
        </table:table-row>
        <table:table-row table:style-name="ro1" table:number-rows-repeated="280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70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259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1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14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113">
          <table:table-cell table:style-name="ce7"/>
          <table:table-cell table:number-columns-repeated="1023"/>
        </table:table-row>
        <table:table-row table:style-name="ro1" table:number-rows-repeated="1385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56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0:35:40.52413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4-27T13:29:16Z</meta:creation-date>
    <dc:date>2022-05-23T11:06:57.406721972</dc:date>
    <meta:editing-cycles>554</meta:editing-cycles>
    <meta:editing-duration>PT8H15S</meta:editing-duration>
    <meta:document-statistic meta:table-count="1" meta:cell-count="1071" meta:object-count="0"/>
  </office:meta>
</office:document-meta>
</file>